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98" table:style-name="ta1">
        <table:shapes>
          <draw:frame draw:z-index="0" draw:style-name="gr1" draw:text-style-name="P1" svg:width="159.99mm" svg:height="89.99mm" svg:x="311.32mm" svg:y="0.01mm">
            <loext:p draw:notify-on-update-of-ranges="test98.B2:test98.B121 test98.C1:test98.C1 test98.C2:test98.C121 test98.D1:test98.D1 test98.D2:test98.D1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11.32mm" svg:y="94.84mm">
            <loext:p draw:notify-on-update-of-ranges="test98.B2:test98.B121 test98.G1:test98.G1 test98.G2:test98.G1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11.32mm" svg:y="189.66mm">
            <loext:p draw:notify-on-update-of-ranges="test98.B2:test98.B121 test98.C1:test98.C1 test98.C2:test98.C121 test98.D1:test98.D1 test98.D2:test98.D121 test98.E1:test98.E1 test98.E2:test98.E121 test98.F1:test98.F1 test98.F2:test98.F121 test98.G1:test98.G1 test98.G2:test98.G1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1.46mm" svg:y="1mm">
            <loext:p draw:notify-on-update-of-ranges="test98.G1:test98.G1 test98.G2:test98.G92 test98.C1:test98.C1 test98.C2:test98.C92 test98.G1:test98.G1 test98.G2:test98.G92 test98.D1:test98.D1 test98.D2:test98.D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25</text:p>
          </table:table-cell>
          <table:table-cell office:value-type="float" office:value="0.030969" calcext:value-type="float">
            <text:p>0.030969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" calcext:value-type="float">
            <text:p>0</text:p>
          </table:table-cell>
          <table:table-cell office:value-type="float" office:value="175726" calcext:value-type="float">
            <text:p>1757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26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" calcext:value-type="float">
            <text:p>0</text:p>
          </table:table-cell>
          <table:table-cell office:value-type="float" office:value="55053" calcext:value-type="float">
            <text:p>550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27</text:p>
          </table:table-cell>
          <table:table-cell office:value-type="float" office:value="0.011584" calcext:value-type="float">
            <text:p>0.011584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" calcext:value-type="float">
            <text:p>0</text:p>
          </table:table-cell>
          <table:table-cell office:value-type="float" office:value="34004" calcext:value-type="float">
            <text:p>340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28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" calcext:value-type="float">
            <text:p>0</text:p>
          </table:table-cell>
          <table:table-cell office:value-type="float" office:value="31158" calcext:value-type="float">
            <text:p>311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29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" calcext:value-type="float">
            <text:p>0</text:p>
          </table:table-cell>
          <table:table-cell office:value-type="float" office:value="31481" calcext:value-type="float">
            <text:p>314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0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" calcext:value-type="float">
            <text:p>0</text:p>
          </table:table-cell>
          <table:table-cell office:value-type="float" office:value="31356" calcext:value-type="float">
            <text:p>313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1</text:p>
          </table:table-cell>
          <table:table-cell office:value-type="float" office:value="0.010941" calcext:value-type="float">
            <text:p>0.010941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" calcext:value-type="float">
            <text:p>0</text:p>
          </table:table-cell>
          <table:table-cell office:value-type="float" office:value="36607" calcext:value-type="float">
            <text:p>366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2</text:p>
          </table:table-cell>
          <table:table-cell office:value-type="float" office:value="0.010757" calcext:value-type="float">
            <text:p>0.010757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" calcext:value-type="float">
            <text:p>0</text:p>
          </table:table-cell>
          <table:table-cell office:value-type="float" office:value="40538" calcext:value-type="float">
            <text:p>405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3</text:p>
          </table:table-cell>
          <table:table-cell office:value-type="float" office:value="0.010824" calcext:value-type="float">
            <text:p>0.010824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" calcext:value-type="float">
            <text:p>0</text:p>
          </table:table-cell>
          <table:table-cell office:value-type="float" office:value="32325" calcext:value-type="float">
            <text:p>323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4</text:p>
          </table:table-cell>
          <table:table-cell office:value-type="float" office:value="0.010392" calcext:value-type="float">
            <text:p>0.010392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" calcext:value-type="float">
            <text:p>0</text:p>
          </table:table-cell>
          <table:table-cell office:value-type="float" office:value="29071" calcext:value-type="float">
            <text:p>290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5</text:p>
          </table:table-cell>
          <table:table-cell office:value-type="float" office:value="0.010775" calcext:value-type="float">
            <text:p>0.01077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" calcext:value-type="float">
            <text:p>0</text:p>
          </table:table-cell>
          <table:table-cell office:value-type="float" office:value="30166" calcext:value-type="float">
            <text:p>3016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6</text:p>
          </table:table-cell>
          <table:table-cell office:value-type="float" office:value="0.011792" calcext:value-type="float">
            <text:p>0.011792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" calcext:value-type="float">
            <text:p>0</text:p>
          </table:table-cell>
          <table:table-cell office:value-type="float" office:value="60283" calcext:value-type="float">
            <text:p>6028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7</text:p>
          </table:table-cell>
          <table:table-cell office:value-type="float" office:value="0.012135" calcext:value-type="float">
            <text:p>0.012135</text:p>
          </table:table-cell>
          <table:table-cell office:value-type="float" office:value="0.006598" calcext:value-type="float">
            <text:p>0.006598</text:p>
          </table:table-cell>
          <table:table-cell office:value-type="float" office:value="0" calcext:value-type="float">
            <text:p>0</text:p>
          </table:table-cell>
          <table:table-cell office:value-type="float" office:value="72927" calcext:value-type="float">
            <text:p>7292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8</text:p>
          </table:table-cell>
          <table:table-cell office:value-type="float" office:value="0.011611" calcext:value-type="float">
            <text:p>0.011611</text:p>
          </table:table-cell>
          <table:table-cell office:value-type="float" office:value="0.005728" calcext:value-type="float">
            <text:p>0.005728</text:p>
          </table:table-cell>
          <table:table-cell office:value-type="float" office:value="0" calcext:value-type="float">
            <text:p>0</text:p>
          </table:table-cell>
          <table:table-cell office:value-type="float" office:value="92464" calcext:value-type="float">
            <text:p>9246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39</text:p>
          </table:table-cell>
          <table:table-cell office:value-type="float" office:value="0.012638" calcext:value-type="float">
            <text:p>0.012638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" calcext:value-type="float">
            <text:p>0</text:p>
          </table:table-cell>
          <table:table-cell office:value-type="float" office:value="84827" calcext:value-type="float">
            <text:p>8482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0</text:p>
          </table:table-cell>
          <table:table-cell office:value-type="float" office:value="0.010388" calcext:value-type="float">
            <text:p>0.010388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" calcext:value-type="float">
            <text:p>0</text:p>
          </table:table-cell>
          <table:table-cell office:value-type="float" office:value="53535" calcext:value-type="float">
            <text:p>535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1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0.004041" calcext:value-type="float">
            <text:p>0.004041</text:p>
          </table:table-cell>
          <table:table-cell office:value-type="float" office:value="0" calcext:value-type="float">
            <text:p>0</text:p>
          </table:table-cell>
          <table:table-cell office:value-type="float" office:value="64870" calcext:value-type="float">
            <text:p>648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2</text:p>
          </table:table-cell>
          <table:table-cell office:value-type="float" office:value="0.012297" calcext:value-type="float">
            <text:p>0.012297</text:p>
          </table:table-cell>
          <table:table-cell office:value-type="float" office:value="0.004647" calcext:value-type="float">
            <text:p>0.004647</text:p>
          </table:table-cell>
          <table:table-cell office:value-type="float" office:value="0" calcext:value-type="float">
            <text:p>0</text:p>
          </table:table-cell>
          <table:table-cell office:value-type="float" office:value="77410" calcext:value-type="float">
            <text:p>774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3</text:p>
          </table:table-cell>
          <table:table-cell office:value-type="float" office:value="0.018991" calcext:value-type="float">
            <text:p>0.018991</text:p>
          </table:table-cell>
          <table:table-cell office:value-type="float" office:value="0.007568" calcext:value-type="float">
            <text:p>0.007568</text:p>
          </table:table-cell>
          <table:table-cell office:value-type="float" office:value="0" calcext:value-type="float">
            <text:p>0</text:p>
          </table:table-cell>
          <table:table-cell office:value-type="float" office:value="90318" calcext:value-type="float">
            <text:p>903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0" calcext:value-type="float">
            <text:p>0</text:p>
          </table:table-cell>
          <table:table-cell office:value-type="float" office:value="96929" calcext:value-type="float">
            <text:p>969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0388" calcext:value-type="float">
            <text:p>0.010388</text:p>
          </table:table-cell>
          <table:table-cell office:value-type="float" office:value="0" calcext:value-type="float">
            <text:p>0</text:p>
          </table:table-cell>
          <table:table-cell office:value-type="float" office:value="114197" calcext:value-type="float">
            <text:p>11419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6</text:p>
          </table:table-cell>
          <table:table-cell office:value-type="float" office:value="0.013757" calcext:value-type="float">
            <text:p>0.013757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" calcext:value-type="float">
            <text:p>0</text:p>
          </table:table-cell>
          <table:table-cell office:value-type="float" office:value="59814" calcext:value-type="float">
            <text:p>5981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7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" calcext:value-type="float">
            <text:p>0</text:p>
          </table:table-cell>
          <table:table-cell office:value-type="float" office:value="74398" calcext:value-type="float">
            <text:p>7439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8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" calcext:value-type="float">
            <text:p>0</text:p>
          </table:table-cell>
          <table:table-cell office:value-type="float" office:value="70554" calcext:value-type="float">
            <text:p>705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49</text:p>
          </table:table-cell>
          <table:table-cell office:value-type="float" office:value="0.010736" calcext:value-type="float">
            <text:p>0.010736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" calcext:value-type="float">
            <text:p>0</text:p>
          </table:table-cell>
          <table:table-cell office:value-type="float" office:value="48326" calcext:value-type="float">
            <text:p>4832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0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" calcext:value-type="float">
            <text:p>0</text:p>
          </table:table-cell>
          <table:table-cell office:value-type="float" office:value="34124" calcext:value-type="float">
            <text:p>3412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1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" calcext:value-type="float">
            <text:p>0</text:p>
          </table:table-cell>
          <table:table-cell office:value-type="float" office:value="45394" calcext:value-type="float">
            <text:p>453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2</text:p>
          </table:table-cell>
          <table:table-cell office:value-type="float" office:value="0.009915" calcext:value-type="float">
            <text:p>0.009915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" calcext:value-type="float">
            <text:p>0</text:p>
          </table:table-cell>
          <table:table-cell office:value-type="float" office:value="36706" calcext:value-type="float">
            <text:p>367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3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" calcext:value-type="float">
            <text:p>0</text:p>
          </table:table-cell>
          <table:table-cell office:value-type="float" office:value="64905" calcext:value-type="float">
            <text:p>649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4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007192" calcext:value-type="float">
            <text:p>0.007192</text:p>
          </table:table-cell>
          <table:table-cell office:value-type="float" office:value="0" calcext:value-type="float">
            <text:p>0</text:p>
          </table:table-cell>
          <table:table-cell office:value-type="float" office:value="66499" calcext:value-type="float">
            <text:p>664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5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" calcext:value-type="float">
            <text:p>0</text:p>
          </table:table-cell>
          <table:table-cell office:value-type="float" office:value="30604" calcext:value-type="float">
            <text:p>3060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" calcext:value-type="float">
            <text:p>0</text:p>
          </table:table-cell>
          <table:table-cell office:value-type="float" office:value="39127" calcext:value-type="float">
            <text:p>3912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7</text:p>
          </table:table-cell>
          <table:table-cell office:value-type="float" office:value="0.020923" calcext:value-type="float">
            <text:p>0.020923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0" calcext:value-type="float">
            <text:p>0</text:p>
          </table:table-cell>
          <table:table-cell office:value-type="float" office:value="79326" calcext:value-type="float">
            <text:p>793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2198" calcext:value-type="float">
            <text:p>0.002198</text:p>
          </table:table-cell>
          <table:table-cell office:value-type="float" office:value="0" calcext:value-type="float">
            <text:p>0</text:p>
          </table:table-cell>
          <table:table-cell office:value-type="float" office:value="30675" calcext:value-type="float">
            <text:p>3067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6:59</text:p>
          </table:table-cell>
          <table:table-cell office:value-type="float" office:value="0.011922" calcext:value-type="float">
            <text:p>0.011922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" calcext:value-type="float">
            <text:p>0</text:p>
          </table:table-cell>
          <table:table-cell office:value-type="float" office:value="45892" calcext:value-type="float">
            <text:p>4589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0</text:p>
          </table:table-cell>
          <table:table-cell office:value-type="float" office:value="0.013078" calcext:value-type="float">
            <text:p>0.013078</text:p>
          </table:table-cell>
          <table:table-cell office:value-type="float" office:value="0.006132" calcext:value-type="float">
            <text:p>0.006132</text:p>
          </table:table-cell>
          <table:table-cell office:value-type="float" office:value="0" calcext:value-type="float">
            <text:p>0</text:p>
          </table:table-cell>
          <table:table-cell office:value-type="float" office:value="61339" calcext:value-type="float">
            <text:p>6133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1</text:p>
          </table:table-cell>
          <table:table-cell office:value-type="float" office:value="0.037927" calcext:value-type="float">
            <text:p>0.037927</text:p>
          </table:table-cell>
          <table:table-cell office:value-type="float" office:value="0.009299" calcext:value-type="float">
            <text:p>0.009299</text:p>
          </table:table-cell>
          <table:table-cell office:value-type="float" office:value="0" calcext:value-type="float">
            <text:p>0</text:p>
          </table:table-cell>
          <table:table-cell office:value-type="float" office:value="99823" calcext:value-type="float">
            <text:p>998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2</text:p>
          </table:table-cell>
          <table:table-cell office:value-type="float" office:value="0.021949" calcext:value-type="float">
            <text:p>0.021949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0" calcext:value-type="float">
            <text:p>0</text:p>
          </table:table-cell>
          <table:table-cell office:value-type="float" office:value="70454" calcext:value-type="float">
            <text:p>704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3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06555" calcext:value-type="float">
            <text:p>0.006555</text:p>
          </table:table-cell>
          <table:table-cell office:value-type="float" office:value="0" calcext:value-type="float">
            <text:p>0</text:p>
          </table:table-cell>
          <table:table-cell office:value-type="float" office:value="76647" calcext:value-type="float">
            <text:p>766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4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0" calcext:value-type="float">
            <text:p>0</text:p>
          </table:table-cell>
          <table:table-cell office:value-type="float" office:value="52541" calcext:value-type="float">
            <text:p>525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5</text:p>
          </table:table-cell>
          <table:table-cell office:value-type="float" office:value="0.030675" calcext:value-type="float">
            <text:p>0.030675</text:p>
          </table:table-cell>
          <table:table-cell office:value-type="float" office:value="0.010234" calcext:value-type="float">
            <text:p>0.010234</text:p>
          </table:table-cell>
          <table:table-cell office:value-type="float" office:value="0" calcext:value-type="float">
            <text:p>0</text:p>
          </table:table-cell>
          <table:table-cell office:value-type="float" office:value="76746" calcext:value-type="float">
            <text:p>7674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6</text:p>
          </table:table-cell>
          <table:table-cell office:value-type="float" office:value="0.031677" calcext:value-type="float">
            <text:p>0.031677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" calcext:value-type="float">
            <text:p>0</text:p>
          </table:table-cell>
          <table:table-cell office:value-type="float" office:value="104035" calcext:value-type="float">
            <text:p>10403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7</text:p>
          </table:table-cell>
          <table:table-cell office:value-type="float" office:value="0.015772" calcext:value-type="float">
            <text:p>0.015772</text:p>
          </table:table-cell>
          <table:table-cell office:value-type="float" office:value="0.005505" calcext:value-type="float">
            <text:p>0.005505</text:p>
          </table:table-cell>
          <table:table-cell office:value-type="float" office:value="0" calcext:value-type="float">
            <text:p>0</text:p>
          </table:table-cell>
          <table:table-cell office:value-type="float" office:value="55705" calcext:value-type="float">
            <text:p>5570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8</text:p>
          </table:table-cell>
          <table:table-cell office:value-type="float" office:value="0.013978" calcext:value-type="float">
            <text:p>0.013978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" calcext:value-type="float">
            <text:p>0</text:p>
          </table:table-cell>
          <table:table-cell office:value-type="float" office:value="58397" calcext:value-type="float">
            <text:p>5839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09</text:p>
          </table:table-cell>
          <table:table-cell office:value-type="float" office:value="0.041182" calcext:value-type="float">
            <text:p>0.041182</text:p>
          </table:table-cell>
          <table:table-cell office:value-type="float" office:value="0.025538" calcext:value-type="float">
            <text:p>0.025538</text:p>
          </table:table-cell>
          <table:table-cell office:value-type="float" office:value="0" calcext:value-type="float">
            <text:p>0</text:p>
          </table:table-cell>
          <table:table-cell office:value-type="float" office:value="116964" calcext:value-type="float">
            <text:p>11696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0</text:p>
          </table:table-cell>
          <table:table-cell office:value-type="float" office:value="0.052525" calcext:value-type="float">
            <text:p>0.052525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0" calcext:value-type="float">
            <text:p>0</text:p>
          </table:table-cell>
          <table:table-cell office:value-type="float" office:value="46870" calcext:value-type="float">
            <text:p>4687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1</text:p>
          </table:table-cell>
          <table:table-cell office:value-type="float" office:value="0.025063" calcext:value-type="float">
            <text:p>0.025063</text:p>
          </table:table-cell>
          <table:table-cell office:value-type="float" office:value="0.010955" calcext:value-type="float">
            <text:p>0.010955</text:p>
          </table:table-cell>
          <table:table-cell office:value-type="float" office:value="0" calcext:value-type="float">
            <text:p>0</text:p>
          </table:table-cell>
          <table:table-cell office:value-type="float" office:value="72145" calcext:value-type="float">
            <text:p>7214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2</text:p>
          </table:table-cell>
          <table:table-cell office:value-type="float" office:value="0.030026" calcext:value-type="float">
            <text:p>0.030026</text:p>
          </table:table-cell>
          <table:table-cell office:value-type="float" office:value="0.008821" calcext:value-type="float">
            <text:p>0.008821</text:p>
          </table:table-cell>
          <table:table-cell office:value-type="float" office:value="0" calcext:value-type="float">
            <text:p>0</text:p>
          </table:table-cell>
          <table:table-cell office:value-type="float" office:value="74563" calcext:value-type="float">
            <text:p>7456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3</text:p>
          </table:table-cell>
          <table:table-cell office:value-type="float" office:value="0.031182" calcext:value-type="float">
            <text:p>0.031182</text:p>
          </table:table-cell>
          <table:table-cell office:value-type="float" office:value="0.012689" calcext:value-type="float">
            <text:p>0.012689</text:p>
          </table:table-cell>
          <table:table-cell office:value-type="float" office:value="0" calcext:value-type="float">
            <text:p>0</text:p>
          </table:table-cell>
          <table:table-cell office:value-type="float" office:value="90663" calcext:value-type="float">
            <text:p>9066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4</text:p>
          </table:table-cell>
          <table:table-cell office:value-type="float" office:value="0.029726" calcext:value-type="float">
            <text:p>0.029726</text:p>
          </table:table-cell>
          <table:table-cell office:value-type="float" office:value="0.009102" calcext:value-type="float">
            <text:p>0.009102</text:p>
          </table:table-cell>
          <table:table-cell office:value-type="float" office:value="0" calcext:value-type="float">
            <text:p>0</text:p>
          </table:table-cell>
          <table:table-cell office:value-type="float" office:value="74310" calcext:value-type="float">
            <text:p>7431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5</text:p>
          </table:table-cell>
          <table:table-cell office:value-type="float" office:value="0.176904" calcext:value-type="float">
            <text:p>0.176904</text:p>
          </table:table-cell>
          <table:table-cell office:value-type="float" office:value="0.061603" calcext:value-type="float">
            <text:p>0.061603</text:p>
          </table:table-cell>
          <table:table-cell office:value-type="float" office:value="0" calcext:value-type="float">
            <text:p>0</text:p>
          </table:table-cell>
          <table:table-cell office:value-type="float" office:value="160271" calcext:value-type="float">
            <text:p>16027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6</text:p>
          </table:table-cell>
          <table:table-cell office:value-type="float" office:value="0.027716" calcext:value-type="float">
            <text:p>0.027716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0" calcext:value-type="float">
            <text:p>0</text:p>
          </table:table-cell>
          <table:table-cell office:value-type="float" office:value="44520" calcext:value-type="float">
            <text:p>4452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7</text:p>
          </table:table-cell>
          <table:table-cell office:value-type="float" office:value="0.019924" calcext:value-type="float">
            <text:p>0.019924</text:p>
          </table:table-cell>
          <table:table-cell office:value-type="float" office:value="0.009197" calcext:value-type="float">
            <text:p>0.009197</text:p>
          </table:table-cell>
          <table:table-cell office:value-type="float" office:value="0" calcext:value-type="float">
            <text:p>0</text:p>
          </table:table-cell>
          <table:table-cell office:value-type="float" office:value="68155" calcext:value-type="float">
            <text:p>6815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8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0" calcext:value-type="float">
            <text:p>0</text:p>
          </table:table-cell>
          <table:table-cell office:value-type="float" office:value="69809" calcext:value-type="float">
            <text:p>6980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19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" calcext:value-type="float">
            <text:p>0</text:p>
          </table:table-cell>
          <table:table-cell office:value-type="float" office:value="24207" calcext:value-type="float">
            <text:p>2420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0</text:p>
          </table:table-cell>
          <table:table-cell office:value-type="float" office:value="0.014316" calcext:value-type="float">
            <text:p>0.014316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" calcext:value-type="float">
            <text:p>0</text:p>
          </table:table-cell>
          <table:table-cell office:value-type="float" office:value="50337" calcext:value-type="float">
            <text:p>5033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0" calcext:value-type="float">
            <text:p>0</text:p>
          </table:table-cell>
          <table:table-cell office:value-type="float" office:value="57920" calcext:value-type="float">
            <text:p>5792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2</text:p>
          </table:table-cell>
          <table:table-cell office:value-type="float" office:value="0.032399" calcext:value-type="float">
            <text:p>0.032399</text:p>
          </table:table-cell>
          <table:table-cell office:value-type="float" office:value="0.009008" calcext:value-type="float">
            <text:p>0.009008</text:p>
          </table:table-cell>
          <table:table-cell office:value-type="float" office:value="0" calcext:value-type="float">
            <text:p>0</text:p>
          </table:table-cell>
          <table:table-cell office:value-type="float" office:value="70683" calcext:value-type="float">
            <text:p>706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3</text:p>
          </table:table-cell>
          <table:table-cell office:value-type="float" office:value="0.025597" calcext:value-type="float">
            <text:p>0.025597</text:p>
          </table:table-cell>
          <table:table-cell office:value-type="float" office:value="0.008017" calcext:value-type="float">
            <text:p>0.008017</text:p>
          </table:table-cell>
          <table:table-cell office:value-type="float" office:value="0" calcext:value-type="float">
            <text:p>0</text:p>
          </table:table-cell>
          <table:table-cell office:value-type="float" office:value="63554" calcext:value-type="float">
            <text:p>635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4</text:p>
          </table:table-cell>
          <table:table-cell office:value-type="float" office:value="0.032371" calcext:value-type="float">
            <text:p>0.032371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" calcext:value-type="float">
            <text:p>0</text:p>
          </table:table-cell>
          <table:table-cell office:value-type="float" office:value="66238" calcext:value-type="float">
            <text:p>6623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5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0" calcext:value-type="float">
            <text:p>0</text:p>
          </table:table-cell>
          <table:table-cell office:value-type="float" office:value="54137" calcext:value-type="float">
            <text:p>5413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6</text:p>
          </table:table-cell>
          <table:table-cell office:value-type="float" office:value="0.042154" calcext:value-type="float">
            <text:p>0.042154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0" calcext:value-type="float">
            <text:p>0</text:p>
          </table:table-cell>
          <table:table-cell office:value-type="float" office:value="81694" calcext:value-type="float">
            <text:p>8169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7</text:p>
          </table:table-cell>
          <table:table-cell office:value-type="float" office:value="0.024632" calcext:value-type="float">
            <text:p>0.024632</text:p>
          </table:table-cell>
          <table:table-cell office:value-type="float" office:value="0.010814" calcext:value-type="float">
            <text:p>0.010814</text:p>
          </table:table-cell>
          <table:table-cell office:value-type="float" office:value="0" calcext:value-type="float">
            <text:p>0</text:p>
          </table:table-cell>
          <table:table-cell office:value-type="float" office:value="65116" calcext:value-type="float">
            <text:p>6511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8</text:p>
          </table:table-cell>
          <table:table-cell office:value-type="float" office:value="0.065418" calcext:value-type="float">
            <text:p>0.065418</text:p>
          </table:table-cell>
          <table:table-cell office:value-type="float" office:value="0.032249" calcext:value-type="float">
            <text:p>0.032249</text:p>
          </table:table-cell>
          <table:table-cell office:value-type="float" office:value="0" calcext:value-type="float">
            <text:p>0</text:p>
          </table:table-cell>
          <table:table-cell office:value-type="float" office:value="94381" calcext:value-type="float">
            <text:p>9438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29</text:p>
          </table:table-cell>
          <table:table-cell office:value-type="float" office:value="0.066435" calcext:value-type="float">
            <text:p>0.066435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0" calcext:value-type="float">
            <text:p>0</text:p>
          </table:table-cell>
          <table:table-cell office:value-type="float" office:value="82973" calcext:value-type="float">
            <text:p>8297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0</text:p>
          </table:table-cell>
          <table:table-cell office:value-type="float" office:value="0.029966" calcext:value-type="float">
            <text:p>0.029966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0" calcext:value-type="float">
            <text:p>0</text:p>
          </table:table-cell>
          <table:table-cell office:value-type="float" office:value="74112" calcext:value-type="float">
            <text:p>7411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1</text:p>
          </table:table-cell>
          <table:table-cell office:value-type="float" office:value="0.041541" calcext:value-type="float">
            <text:p>0.041541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0" calcext:value-type="float">
            <text:p>0</text:p>
          </table:table-cell>
          <table:table-cell office:value-type="float" office:value="67871" calcext:value-type="float">
            <text:p>6787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2</text:p>
          </table:table-cell>
          <table:table-cell office:value-type="float" office:value="0.070204" calcext:value-type="float">
            <text:p>0.070204</text:p>
          </table:table-cell>
          <table:table-cell office:value-type="float" office:value="0.032565" calcext:value-type="float">
            <text:p>0.032565</text:p>
          </table:table-cell>
          <table:table-cell office:value-type="float" office:value="0" calcext:value-type="float">
            <text:p>0</text:p>
          </table:table-cell>
          <table:table-cell office:value-type="float" office:value="103052" calcext:value-type="float">
            <text:p>10305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3</text:p>
          </table:table-cell>
          <table:table-cell office:value-type="float" office:value="0.041571" calcext:value-type="float">
            <text:p>0.041571</text:p>
          </table:table-cell>
          <table:table-cell office:value-type="float" office:value="0.016181" calcext:value-type="float">
            <text:p>0.016181</text:p>
          </table:table-cell>
          <table:table-cell office:value-type="float" office:value="0" calcext:value-type="float">
            <text:p>0</text:p>
          </table:table-cell>
          <table:table-cell office:value-type="float" office:value="76842" calcext:value-type="float">
            <text:p>7684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4</text:p>
          </table:table-cell>
          <table:table-cell office:value-type="float" office:value="0.262735" calcext:value-type="float">
            <text:p>0.262735</text:p>
          </table:table-cell>
          <table:table-cell office:value-type="float" office:value="0.079135" calcext:value-type="float">
            <text:p>0.079135</text:p>
          </table:table-cell>
          <table:table-cell office:value-type="float" office:value="0" calcext:value-type="float">
            <text:p>0</text:p>
          </table:table-cell>
          <table:table-cell office:value-type="float" office:value="146965" calcext:value-type="float">
            <text:p>14696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5</text:p>
          </table:table-cell>
          <table:table-cell office:value-type="float" office:value="0.110371" calcext:value-type="float">
            <text:p>0.110371</text:p>
          </table:table-cell>
          <table:table-cell office:value-type="float" office:value="0.026046" calcext:value-type="float">
            <text:p>0.026046</text:p>
          </table:table-cell>
          <table:table-cell office:value-type="float" office:value="0" calcext:value-type="float">
            <text:p>0</text:p>
          </table:table-cell>
          <table:table-cell office:value-type="float" office:value="65311" calcext:value-type="float">
            <text:p>6531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6</text:p>
          </table:table-cell>
          <table:table-cell office:value-type="float" office:value="0.024491" calcext:value-type="float">
            <text:p>0.024491</text:p>
          </table:table-cell>
          <table:table-cell office:value-type="float" office:value="0.007917" calcext:value-type="float">
            <text:p>0.007917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7</text:p>
          </table:table-cell>
          <table:table-cell office:value-type="float" office:value="0.138262" calcext:value-type="float">
            <text:p>0.138262</text:p>
          </table:table-cell>
          <table:table-cell office:value-type="float" office:value="0.069617" calcext:value-type="float">
            <text:p>0.069617</text:p>
          </table:table-cell>
          <table:table-cell office:value-type="float" office:value="0" calcext:value-type="float">
            <text:p>0</text:p>
          </table:table-cell>
          <table:table-cell office:value-type="float" office:value="134560" calcext:value-type="float">
            <text:p>13456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8</text:p>
          </table:table-cell>
          <table:table-cell office:value-type="float" office:value="0.35296" calcext:value-type="float">
            <text:p>0.35296</text:p>
          </table:table-cell>
          <table:table-cell office:value-type="float" office:value="0.059201" calcext:value-type="float">
            <text:p>0.059201</text:p>
          </table:table-cell>
          <table:table-cell office:value-type="float" office:value="0" calcext:value-type="float">
            <text:p>0</text:p>
          </table:table-cell>
          <table:table-cell office:value-type="float" office:value="83349" calcext:value-type="float">
            <text:p>833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39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012517" calcext:value-type="float">
            <text:p>0.012517</text:p>
          </table:table-cell>
          <table:table-cell office:value-type="float" office:value="0" calcext:value-type="float">
            <text:p>0</text:p>
          </table:table-cell>
          <table:table-cell office:value-type="float" office:value="34628" calcext:value-type="float">
            <text:p>3462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0</text:p>
          </table:table-cell>
          <table:table-cell office:value-type="float" office:value="0.061024" calcext:value-type="float">
            <text:p>0.061024</text:p>
          </table:table-cell>
          <table:table-cell office:value-type="float" office:value="0.018423" calcext:value-type="float">
            <text:p>0.018423</text:p>
          </table:table-cell>
          <table:table-cell office:value-type="float" office:value="0" calcext:value-type="float">
            <text:p>0</text:p>
          </table:table-cell>
          <table:table-cell office:value-type="float" office:value="72980" calcext:value-type="float">
            <text:p>7298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1</text:p>
          </table:table-cell>
          <table:table-cell office:value-type="float" office:value="0.091307" calcext:value-type="float">
            <text:p>0.091307</text:p>
          </table:table-cell>
          <table:table-cell office:value-type="float" office:value="0.025911" calcext:value-type="float">
            <text:p>0.025911</text:p>
          </table:table-cell>
          <table:table-cell office:value-type="float" office:value="0" calcext:value-type="float">
            <text:p>0</text:p>
          </table:table-cell>
          <table:table-cell office:value-type="float" office:value="85209" calcext:value-type="float">
            <text:p>8520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2</text:p>
          </table:table-cell>
          <table:table-cell office:value-type="float" office:value="0.046222" calcext:value-type="float">
            <text:p>0.046222</text:p>
          </table:table-cell>
          <table:table-cell office:value-type="float" office:value="0.016898" calcext:value-type="float">
            <text:p>0.016898</text:p>
          </table:table-cell>
          <table:table-cell office:value-type="float" office:value="0" calcext:value-type="float">
            <text:p>0</text:p>
          </table:table-cell>
          <table:table-cell office:value-type="float" office:value="68385" calcext:value-type="float">
            <text:p>6838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3</text:p>
          </table:table-cell>
          <table:table-cell office:value-type="float" office:value="0.137633" calcext:value-type="float">
            <text:p>0.137633</text:p>
          </table:table-cell>
          <table:table-cell office:value-type="float" office:value="0.034744" calcext:value-type="float">
            <text:p>0.034744</text:p>
          </table:table-cell>
          <table:table-cell office:value-type="float" office:value="0" calcext:value-type="float">
            <text:p>0</text:p>
          </table:table-cell>
          <table:table-cell office:value-type="float" office:value="93203" calcext:value-type="float">
            <text:p>9320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4</text:p>
          </table:table-cell>
          <table:table-cell office:value-type="float" office:value="0.099106" calcext:value-type="float">
            <text:p>0.099106</text:p>
          </table:table-cell>
          <table:table-cell office:value-type="float" office:value="0.026692" calcext:value-type="float">
            <text:p>0.026692</text:p>
          </table:table-cell>
          <table:table-cell office:value-type="float" office:value="0" calcext:value-type="float">
            <text:p>0</text:p>
          </table:table-cell>
          <table:table-cell office:value-type="float" office:value="83801" calcext:value-type="float">
            <text:p>8380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5</text:p>
          </table:table-cell>
          <table:table-cell office:value-type="float" office:value="0.140135" calcext:value-type="float">
            <text:p>0.140135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" calcext:value-type="float">
            <text:p>0</text:p>
          </table:table-cell>
          <table:table-cell office:value-type="float" office:value="74369" calcext:value-type="float">
            <text:p>74369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6</text:p>
          </table:table-cell>
          <table:table-cell office:value-type="float" office:value="0.182867" calcext:value-type="float">
            <text:p>0.182867</text:p>
          </table:table-cell>
          <table:table-cell office:value-type="float" office:value="0.056224" calcext:value-type="float">
            <text:p>0.056224</text:p>
          </table:table-cell>
          <table:table-cell office:value-type="float" office:value="0" calcext:value-type="float">
            <text:p>0</text:p>
          </table:table-cell>
          <table:table-cell office:value-type="float" office:value="104473" calcext:value-type="float">
            <text:p>104473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7</text:p>
          </table:table-cell>
          <table:table-cell office:value-type="float" office:value="0.279429" calcext:value-type="float">
            <text:p>0.279429</text:p>
          </table:table-cell>
          <table:table-cell office:value-type="float" office:value="0.052235" calcext:value-type="float">
            <text:p>0.052235</text:p>
          </table:table-cell>
          <table:table-cell office:value-type="float" office:value="0" calcext:value-type="float">
            <text:p>0</text:p>
          </table:table-cell>
          <table:table-cell office:value-type="float" office:value="92594" calcext:value-type="float">
            <text:p>9259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8</text:p>
          </table:table-cell>
          <table:table-cell office:value-type="float" office:value="0.185451" calcext:value-type="float">
            <text:p>0.185451</text:p>
          </table:table-cell>
          <table:table-cell office:value-type="float" office:value="0.057709" calcext:value-type="float">
            <text:p>0.057709</text:p>
          </table:table-cell>
          <table:table-cell office:value-type="float" office:value="0" calcext:value-type="float">
            <text:p>0</text:p>
          </table:table-cell>
          <table:table-cell office:value-type="float" office:value="84419" calcext:value-type="float">
            <text:p>8441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49</text:p>
          </table:table-cell>
          <table:table-cell office:value-type="float" office:value="0.146776" calcext:value-type="float">
            <text:p>0.146776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0" calcext:value-type="float">
            <text:p>0</text:p>
          </table:table-cell>
          <table:table-cell office:value-type="float" office:value="80675" calcext:value-type="float">
            <text:p>8067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0</text:p>
          </table:table-cell>
          <table:table-cell office:value-type="float" office:value="0.241379" calcext:value-type="float">
            <text:p>0.241379</text:p>
          </table:table-cell>
          <table:table-cell office:value-type="float" office:value="0.070299" calcext:value-type="float">
            <text:p>0.070299</text:p>
          </table:table-cell>
          <table:table-cell office:value-type="float" office:value="0" calcext:value-type="float">
            <text:p>0</text:p>
          </table:table-cell>
          <table:table-cell office:value-type="float" office:value="113255" calcext:value-type="float">
            <text:p>11325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1</text:p>
          </table:table-cell>
          <table:table-cell office:value-type="float" office:value="0.390679" calcext:value-type="float">
            <text:p>0.390679</text:p>
          </table:table-cell>
          <table:table-cell office:value-type="float" office:value="0.04038" calcext:value-type="float">
            <text:p>0.04038</text:p>
          </table:table-cell>
          <table:table-cell office:value-type="float" office:value="0" calcext:value-type="float">
            <text:p>0</text:p>
          </table:table-cell>
          <table:table-cell office:value-type="float" office:value="54557" calcext:value-type="float">
            <text:p>5455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2</text:p>
          </table:table-cell>
          <table:table-cell office:value-type="float" office:value="0.468307" calcext:value-type="float">
            <text:p>0.468307</text:p>
          </table:table-cell>
          <table:table-cell office:value-type="float" office:value="0.118565" calcext:value-type="float">
            <text:p>0.118565</text:p>
          </table:table-cell>
          <table:table-cell office:value-type="float" office:value="0" calcext:value-type="float">
            <text:p>0</text:p>
          </table:table-cell>
          <table:table-cell office:value-type="float" office:value="147058" calcext:value-type="float">
            <text:p>147058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3</text:p>
          </table:table-cell>
          <table:table-cell office:value-type="float" office:value="6.652533" calcext:value-type="float">
            <text:p>6.652533</text:p>
          </table:table-cell>
          <table:table-cell office:value-type="float" office:value="0.150598" calcext:value-type="float">
            <text:p>0.150598</text:p>
          </table:table-cell>
          <table:table-cell office:value-type="float" office:value="0" calcext:value-type="float">
            <text:p>0</text:p>
          </table:table-cell>
          <table:table-cell office:value-type="float" office:value="116381" calcext:value-type="float">
            <text:p>11638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4</text:p>
          </table:table-cell>
          <table:table-cell office:value-type="float" office:value="10.875358" calcext:value-type="float">
            <text:p>10.875358</text:p>
          </table:table-cell>
          <table:table-cell office:value-type="float" office:value="0.220589" calcext:value-type="float">
            <text:p>0.220589</text:p>
          </table:table-cell>
          <table:table-cell office:value-type="float" office:value="0" calcext:value-type="float">
            <text:p>0</text:p>
          </table:table-cell>
          <table:table-cell office:value-type="float" office:value="166914" calcext:value-type="float">
            <text:p>16691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5</text:p>
          </table:table-cell>
          <table:table-cell office:value-type="float" office:value="14.39093" calcext:value-type="float">
            <text:p>14.39093</text:p>
          </table:table-cell>
          <table:table-cell office:value-type="float" office:value="0.097098" calcext:value-type="float">
            <text:p>0.097098</text:p>
          </table:table-cell>
          <table:table-cell office:value-type="float" office:value="0" calcext:value-type="float">
            <text:p>0</text:p>
          </table:table-cell>
          <table:table-cell office:value-type="float" office:value="76850" calcext:value-type="float">
            <text:p>7685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6</text:p>
          </table:table-cell>
          <table:table-cell office:value-type="float" office:value="14.485942" calcext:value-type="float">
            <text:p>14.485942</text:p>
          </table:table-cell>
          <table:table-cell office:value-type="float" office:value="0.057821" calcext:value-type="float">
            <text:p>0.057821</text:p>
          </table:table-cell>
          <table:table-cell office:value-type="float" office:value="0" calcext:value-type="float">
            <text:p>0</text:p>
          </table:table-cell>
          <table:table-cell office:value-type="float" office:value="40925" calcext:value-type="float">
            <text:p>4092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7</text:p>
          </table:table-cell>
          <table:table-cell office:value-type="float" office:value="14.891189" calcext:value-type="float">
            <text:p>14.891189</text:p>
          </table:table-cell>
          <table:table-cell office:value-type="float" office:value="0.056401" calcext:value-type="float">
            <text:p>0.056401</text:p>
          </table:table-cell>
          <table:table-cell office:value-type="float" office:value="0" calcext:value-type="float">
            <text:p>0</text:p>
          </table:table-cell>
          <table:table-cell office:value-type="float" office:value="58065" calcext:value-type="float">
            <text:p>58065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8</text:p>
          </table:table-cell>
          <table:table-cell office:value-type="float" office:value="14.174558" calcext:value-type="float">
            <text:p>14.174558</text:p>
          </table:table-cell>
          <table:table-cell office:value-type="float" office:value="0.013222" calcext:value-type="float">
            <text:p>0.013222</text:p>
          </table:table-cell>
          <table:table-cell office:value-type="float" office:value="0" calcext:value-type="float">
            <text:p>0</text:p>
          </table:table-cell>
          <table:table-cell office:value-type="float" office:value="30378" calcext:value-type="float">
            <text:p>30378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7:59</text:p>
          </table:table-cell>
          <table:table-cell office:value-type="float" office:value="13.095072" calcext:value-type="float">
            <text:p>13.095072</text:p>
          </table:table-cell>
          <table:table-cell office:value-type="float" office:value="0.004246" calcext:value-type="float">
            <text:p>0.004246</text:p>
          </table:table-cell>
          <table:table-cell office:value-type="float" office:value="0" calcext:value-type="float">
            <text:p>0</text:p>
          </table:table-cell>
          <table:table-cell office:value-type="float" office:value="27260" calcext:value-type="float">
            <text:p>2726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0</text:p>
          </table:table-cell>
          <table:table-cell office:value-type="float" office:value="18.679879" calcext:value-type="float">
            <text:p>18.679879</text:p>
          </table:table-cell>
          <table:table-cell office:value-type="float" office:value="0.200316" calcext:value-type="float">
            <text:p>0.200316</text:p>
          </table:table-cell>
          <table:table-cell office:value-type="float" office:value="0" calcext:value-type="float">
            <text:p>0</text:p>
          </table:table-cell>
          <table:table-cell office:value-type="float" office:value="649778" calcext:value-type="float">
            <text:p>649778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1</text:p>
          </table:table-cell>
          <table:table-cell office:value-type="float" office:value="28.710948" calcext:value-type="float">
            <text:p>28.710948</text:p>
          </table:table-cell>
          <table:table-cell office:value-type="float" office:value="0.085637" calcext:value-type="float">
            <text:p>0.085637</text:p>
          </table:table-cell>
          <table:table-cell office:value-type="float" office:value="0" calcext:value-type="float">
            <text:p>0</text:p>
          </table:table-cell>
          <table:table-cell office:value-type="float" office:value="393377" calcext:value-type="float">
            <text:p>39337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2</text:p>
          </table:table-cell>
          <table:table-cell office:value-type="float" office:value="26.272396" calcext:value-type="float">
            <text:p>26.272396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0" calcext:value-type="float">
            <text:p>0</text:p>
          </table:table-cell>
          <table:table-cell office:value-type="float" office:value="22039" calcext:value-type="float">
            <text:p>2203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3</text:p>
          </table:table-cell>
          <table:table-cell office:value-type="float" office:value="20.115619" calcext:value-type="float">
            <text:p>20.115619</text:p>
          </table:table-cell>
          <table:table-cell office:value-type="float" office:value="0.067617" calcext:value-type="float">
            <text:p>0.067617</text:p>
          </table:table-cell>
          <table:table-cell office:value-type="float" office:value="0" calcext:value-type="float">
            <text:p>0</text:p>
          </table:table-cell>
          <table:table-cell office:value-type="float" office:value="12016" calcext:value-type="float">
            <text:p>1201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4</text:p>
          </table:table-cell>
          <table:table-cell office:value-type="float" office:value="26.927887" calcext:value-type="float">
            <text:p>26.927887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" calcext:value-type="float">
            <text:p>0</text:p>
          </table:table-cell>
          <table:table-cell office:value-type="float" office:value="12194" calcext:value-type="float">
            <text:p>1219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5</text:p>
          </table:table-cell>
          <table:table-cell office:value-type="float" office:value="22.006178" calcext:value-type="float">
            <text:p>22.006178</text:p>
          </table:table-cell>
          <table:table-cell office:value-type="float" office:value="0.065053" calcext:value-type="float">
            <text:p>0.065053</text:p>
          </table:table-cell>
          <table:table-cell office:value-type="float" office:value="0" calcext:value-type="float">
            <text:p>0</text:p>
          </table:table-cell>
          <table:table-cell office:value-type="float" office:value="15839" calcext:value-type="float">
            <text:p>1583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6</text:p>
          </table:table-cell>
          <table:table-cell office:value-type="float" office:value="19.95692" calcext:value-type="float">
            <text:p>19.95692</text:p>
          </table:table-cell>
          <table:table-cell office:value-type="float" office:value="0.014338" calcext:value-type="float">
            <text:p>0.014338</text:p>
          </table:table-cell>
          <table:table-cell office:value-type="float" office:value="0" calcext:value-type="float">
            <text:p>0</text:p>
          </table:table-cell>
          <table:table-cell office:value-type="float" office:value="32966" calcext:value-type="float">
            <text:p>32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7</text:p>
          </table:table-cell>
          <table:table-cell office:value-type="float" office:value="21.131309" calcext:value-type="float">
            <text:p>21.131309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" calcext:value-type="float">
            <text:p>0</text:p>
          </table:table-cell>
          <table:table-cell office:value-type="float" office:value="23609" calcext:value-type="float">
            <text:p>2360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8</text:p>
          </table:table-cell>
          <table:table-cell office:value-type="float" office:value="24.470302" calcext:value-type="float">
            <text:p>24.470302</text:p>
          </table:table-cell>
          <table:table-cell office:value-type="float" office:value="0.012934" calcext:value-type="float">
            <text:p>0.012934</text:p>
          </table:table-cell>
          <table:table-cell office:value-type="float" office:value="0" calcext:value-type="float">
            <text:p>0</text:p>
          </table:table-cell>
          <table:table-cell office:value-type="float" office:value="51654" calcext:value-type="float">
            <text:p>5165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09</text:p>
          </table:table-cell>
          <table:table-cell office:value-type="float" office:value="22.815934" calcext:value-type="float">
            <text:p>22.815934</text:p>
          </table:table-cell>
          <table:table-cell office:value-type="float" office:value="0.004764" calcext:value-type="float">
            <text:p>0.004764</text:p>
          </table:table-cell>
          <table:table-cell office:value-type="float" office:value="0" calcext:value-type="float">
            <text:p>0</text:p>
          </table:table-cell>
          <table:table-cell office:value-type="float" office:value="25578" calcext:value-type="float">
            <text:p>2557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0</text:p>
          </table:table-cell>
          <table:table-cell office:value-type="float" office:value="21.97884" calcext:value-type="float">
            <text:p>21.97884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" calcext:value-type="float">
            <text:p>0</text:p>
          </table:table-cell>
          <table:table-cell office:value-type="float" office:value="27651" calcext:value-type="float">
            <text:p>2765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1</text:p>
          </table:table-cell>
          <table:table-cell office:value-type="float" office:value="20.897083" calcext:value-type="float">
            <text:p>20.897083</text:p>
          </table:table-cell>
          <table:table-cell office:value-type="float" office:value="0.017348" calcext:value-type="float">
            <text:p>0.017348</text:p>
          </table:table-cell>
          <table:table-cell office:value-type="float" office:value="0" calcext:value-type="float">
            <text:p>0</text:p>
          </table:table-cell>
          <table:table-cell office:value-type="float" office:value="21336" calcext:value-type="float">
            <text:p>2133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2</text:p>
          </table:table-cell>
          <table:table-cell office:value-type="float" office:value="22.956112" calcext:value-type="float">
            <text:p>22.956112</text:p>
          </table:table-cell>
          <table:table-cell office:value-type="float" office:value="0.028585" calcext:value-type="float">
            <text:p>0.028585</text:p>
          </table:table-cell>
          <table:table-cell office:value-type="float" office:value="0" calcext:value-type="float">
            <text:p>0</text:p>
          </table:table-cell>
          <table:table-cell office:value-type="float" office:value="14522" calcext:value-type="float">
            <text:p>1452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3</text:p>
          </table:table-cell>
          <table:table-cell office:value-type="float" office:value="25.672948" calcext:value-type="float">
            <text:p>25.672948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0" calcext:value-type="float">
            <text:p>0</text:p>
          </table:table-cell>
          <table:table-cell office:value-type="float" office:value="13836" calcext:value-type="float">
            <text:p>1383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4</text:p>
          </table:table-cell>
          <table:table-cell office:value-type="float" office:value="18.607582" calcext:value-type="float">
            <text:p>18.607582</text:p>
          </table:table-cell>
          <table:table-cell office:value-type="float" office:value="0.023044" calcext:value-type="float">
            <text:p>0.023044</text:p>
          </table:table-cell>
          <table:table-cell office:value-type="float" office:value="0" calcext:value-type="float">
            <text:p>0</text:p>
          </table:table-cell>
          <table:table-cell office:value-type="float" office:value="16610" calcext:value-type="float">
            <text:p>1661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5</text:p>
          </table:table-cell>
          <table:table-cell office:value-type="float" office:value="12.932013" calcext:value-type="float">
            <text:p>12.932013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6</text:p>
          </table:table-cell>
          <table:table-cell office:value-type="float" office:value="12.781541" calcext:value-type="float">
            <text:p>12.781541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2814" calcext:value-type="float">
            <text:p>281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7</text:p>
          </table:table-cell>
          <table:table-cell office:value-type="float" office:value="12.611026" calcext:value-type="float">
            <text:p>12.611026</text:p>
          </table:table-cell>
          <table:table-cell office:value-type="float" office:value="0.006242" calcext:value-type="float">
            <text:p>0.006242</text:p>
          </table:table-cell>
          <table:table-cell office:value-type="float" office:value="0" calcext:value-type="float">
            <text:p>0</text:p>
          </table:table-cell>
          <table:table-cell office:value-type="float" office:value="8596" calcext:value-type="float">
            <text:p>85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8</text:p>
          </table:table-cell>
          <table:table-cell office:value-type="float" office:value="11.964276" calcext:value-type="float">
            <text:p>11.964276</text:p>
          </table:table-cell>
          <table:table-cell office:value-type="float" office:value="0.005431" calcext:value-type="float">
            <text:p>0.005431</text:p>
          </table:table-cell>
          <table:table-cell office:value-type="float" office:value="0" calcext:value-type="float">
            <text:p>0</text:p>
          </table:table-cell>
          <table:table-cell office:value-type="float" office:value="26505" calcext:value-type="float">
            <text:p>265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19</text:p>
          </table:table-cell>
          <table:table-cell office:value-type="float" office:value="14.6633" calcext:value-type="float">
            <text:p>14.6633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" calcext:value-type="float">
            <text:p>0</text:p>
          </table:table-cell>
          <table:table-cell office:value-type="float" office:value="40980" calcext:value-type="float">
            <text:p>409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20</text:p>
          </table:table-cell>
          <table:table-cell office:value-type="float" office:value="14.044248" calcext:value-type="float">
            <text:p>14.044248</text:p>
          </table:table-cell>
          <table:table-cell office:value-type="float" office:value="0.049648" calcext:value-type="float">
            <text:p>0.049648</text:p>
          </table:table-cell>
          <table:table-cell office:value-type="float" office:value="0" calcext:value-type="float">
            <text:p>0</text:p>
          </table:table-cell>
          <table:table-cell office:value-type="float" office:value="136144" calcext:value-type="float">
            <text:p>136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21</text:p>
          </table:table-cell>
          <table:table-cell office:value-type="float" office:value="10.184502" calcext:value-type="float">
            <text:p>10.18450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22</text:p>
          </table:table-cell>
          <table:table-cell office:value-type="float" office:value="12.210841" calcext:value-type="float">
            <text:p>12.210841</text:p>
          </table:table-cell>
          <table:table-cell office:value-type="float" office:value="5.367834" calcext:value-type="float">
            <text:p>5.367834</text:p>
          </table:table-cell>
          <table:table-cell office:value-type="float" office:value="0" calcext:value-type="float">
            <text:p>0</text:p>
          </table:table-cell>
          <table:table-cell office:value-type="float" office:value="79944" calcext:value-type="float">
            <text:p>79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27</text:p>
          </table:table-cell>
          <table:table-cell office:value-type="float" office:value="26.442584" calcext:value-type="float">
            <text:p>26.442584</text:p>
          </table:table-cell>
          <table:table-cell office:value-type="float" office:value="0.653679" calcext:value-type="float">
            <text:p>0.65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38:50</text:p>
          </table:table-cell>
          <table:table-cell office:value-type="float" office:value="10.386779" calcext:value-type="float">
            <text:p>10.386779</text:p>
          </table:table-cell>
          <table:table-cell office:value-type="float" office:value="75.008426" calcext:value-type="float">
            <text:p>75.008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09:47:18.583129886</dc:date>
    <meta:editing-duration>PT5M36S</meta:editing-duration>
    <meta:editing-cycles>1</meta:editing-cycles>
    <meta:document-statistic meta:table-count="1" meta:cell-count="847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1cm" chart:symbol-height="0.1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98.G1:test98.G92 test98.C1:test98.D92" chart:data-source-has-labels="row" svg:x="0.32cm" svg:y="0.18cm" svg:width="13.361cm" svg:height="8.64cm">
          <chartooo:coordinate-region svg:x="0.756cm" svg:y="0.353cm" svg:width="12.36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98.C2:test98.C92" chart:label-cell-address="test98.C1:test98.C1" chart:class="chart:scatter">
            <chart:domain table:cell-range-address="test98.G2:test98.G92"/>
            <chart:data-point chart:repeated="91"/>
          </chart:series>
          <chart:series chart:style-name="ch7" chart:values-cell-range-address="test98.D2:test98.D92" chart:label-cell-address="test98.D1:test98.D1" chart:class="chart:scatter">
            <chart:data-point chart:repeated="90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98.C1:test98.C1</svg:desc>
                </draw:g>
              </table:table-cell>
              <table:table-cell office:value-type="string">
                <text:p>xfertime</text:p>
                <draw:g>
                  <svg:desc>test98.D1:test9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test98.G2:test98.G92</svg:desc>
                </draw:g>
              </table:table-cell>
              <table:table-cell office:value-type="float" office:value="0.030969">
                <text:p>0.030969</text:p>
                <draw:g>
                  <svg:desc>test98.C2:test98.C92</svg:desc>
                </draw:g>
              </table:table-cell>
              <table:table-cell office:value-type="float" office:value="0.010406">
                <text:p>0.010406</text:p>
                <draw:g>
                  <svg:desc>test98.D2:test98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012534">
                <text:p>0.012534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0.011584">
                <text:p>0.011584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0.011983">
                <text:p>0.011983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.011508">
                <text:p>0.011508</text:p>
              </table:table-cell>
              <table:table-cell office:value-type="float" office:value="0.001424">
                <text:p>0.001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0.010165">
                <text:p>0.010165</text:p>
              </table:table-cell>
              <table:table-cell office:value-type="float" office:value="0.001126">
                <text:p>0.001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0941">
                <text:p>0.010941</text:p>
              </table:table-cell>
              <table:table-cell office:value-type="float" office:value="0.001363">
                <text:p>0.001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0757">
                <text:p>0.010757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0824">
                <text:p>0.010824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0392">
                <text:p>0.010392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">
                <text:p>118</text:p>
              </table:table-cell>
              <table:table-cell office:value-type="float" office:value="0.010775">
                <text:p>0.010775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0.011792">
                <text:p>0.011792</text:p>
              </table:table-cell>
              <table:table-cell office:value-type="float" office:value="0.002712">
                <text:p>0.002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">
                <text:p>149</text:p>
              </table:table-cell>
              <table:table-cell office:value-type="float" office:value="0.012135">
                <text:p>0.012135</text:p>
              </table:table-cell>
              <table:table-cell office:value-type="float" office:value="0.006598">
                <text:p>0.006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">
                <text:p>149</text:p>
              </table:table-cell>
              <table:table-cell office:value-type="float" office:value="0.011611">
                <text:p>0.011611</text:p>
              </table:table-cell>
              <table:table-cell office:value-type="float" office:value="0.005728">
                <text:p>0.005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">
                <text:p>149</text:p>
              </table:table-cell>
              <table:table-cell office:value-type="float" office:value="0.012638">
                <text:p>0.012638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">
                <text:p>176</text:p>
              </table:table-cell>
              <table:table-cell office:value-type="float" office:value="0.010388">
                <text:p>0.010388</text:p>
              </table:table-cell>
              <table:table-cell office:value-type="float" office:value="0.002187">
                <text:p>0.002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13733">
                <text:p>0.013733</text:p>
              </table:table-cell>
              <table:table-cell office:value-type="float" office:value="0.004041">
                <text:p>0.004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12297">
                <text:p>0.012297</text:p>
              </table:table-cell>
              <table:table-cell office:value-type="float" office:value="0.004647">
                <text:p>0.004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18991">
                <text:p>0.018991</text:p>
              </table:table-cell>
              <table:table-cell office:value-type="float" office:value="0.007568">
                <text:p>0.007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275">
                <text:p>0.01275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">
                <text:p>225</text:p>
              </table:table-cell>
              <table:table-cell office:value-type="float" office:value="0.01425">
                <text:p>0.01425</text:p>
              </table:table-cell>
              <table:table-cell office:value-type="float" office:value="0.010388">
                <text:p>0.010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">
                <text:p>249</text:p>
              </table:table-cell>
              <table:table-cell office:value-type="float" office:value="0.013757">
                <text:p>0.013757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">
                <text:p>249</text:p>
              </table:table-cell>
              <table:table-cell office:value-type="float" office:value="0.013481">
                <text:p>0.013481</text:p>
              </table:table-cell>
              <table:table-cell office:value-type="float" office:value="0.005329">
                <text:p>0.005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">
                <text:p>249</text:p>
              </table:table-cell>
              <table:table-cell office:value-type="float" office:value="0.01547">
                <text:p>0.01547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9">
                <text:p>249</text:p>
              </table:table-cell>
              <table:table-cell office:value-type="float" office:value="0.010736">
                <text:p>0.010736</text:p>
              </table:table-cell>
              <table:table-cell office:value-type="float" office:value="0.002295">
                <text:p>0.002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">
                <text:p>273</text:p>
              </table:table-cell>
              <table:table-cell office:value-type="float" office:value="0.00957">
                <text:p>0.00957</text:p>
              </table:table-cell>
              <table:table-cell office:value-type="float" office:value="0.001479">
                <text:p>0.001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0993">
                <text:p>0.00993</text:p>
              </table:table-cell>
              <table:table-cell office:value-type="float" office:value="0.002032">
                <text:p>0.002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09915">
                <text:p>0.009915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459">
                <text:p>0.01459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4288">
                <text:p>0.014288</text:p>
              </table:table-cell>
              <table:table-cell office:value-type="float" office:value="0.007192">
                <text:p>0.007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4">
                <text:p>324</text:p>
              </table:table-cell>
              <table:table-cell office:value-type="float" office:value="0.010487">
                <text:p>0.010487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">
                <text:p>349</text:p>
              </table:table-cell>
              <table:table-cell office:value-type="float" office:value="0.01067">
                <text:p>0.01067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">
                <text:p>349</text:p>
              </table:table-cell>
              <table:table-cell office:value-type="float" office:value="0.020923">
                <text:p>0.020923</text:p>
              </table:table-cell>
              <table:table-cell office:value-type="float" office:value="0.007499">
                <text:p>0.007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">
                <text:p>349</text:p>
              </table:table-cell>
              <table:table-cell office:value-type="float" office:value="0.0108">
                <text:p>0.0108</text:p>
              </table:table-cell>
              <table:table-cell office:value-type="float" office:value="0.002198">
                <text:p>0.002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">
                <text:p>349</text:p>
              </table:table-cell>
              <table:table-cell office:value-type="float" office:value="0.011922">
                <text:p>0.011922</text:p>
              </table:table-cell>
              <table:table-cell office:value-type="float" office:value="0.003402">
                <text:p>0.003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3">
                <text:p>373</text:p>
              </table:table-cell>
              <table:table-cell office:value-type="float" office:value="0.013078">
                <text:p>0.013078</text:p>
              </table:table-cell>
              <table:table-cell office:value-type="float" office:value="0.006132">
                <text:p>0.006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37927">
                <text:p>0.037927</text:p>
              </table:table-cell>
              <table:table-cell office:value-type="float" office:value="0.009299">
                <text:p>0.009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1949">
                <text:p>0.021949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347">
                <text:p>0.01347</text:p>
              </table:table-cell>
              <table:table-cell office:value-type="float" office:value="0.006555">
                <text:p>0.006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0886">
                <text:p>0.010886</text:p>
              </table:table-cell>
              <table:table-cell office:value-type="float" office:value="0.005567">
                <text:p>0.005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4">
                <text:p>424</text:p>
              </table:table-cell>
              <table:table-cell office:value-type="float" office:value="0.030675">
                <text:p>0.030675</text:p>
              </table:table-cell>
              <table:table-cell office:value-type="float" office:value="0.010234">
                <text:p>0.010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">
                <text:p>449</text:p>
              </table:table-cell>
              <table:table-cell office:value-type="float" office:value="0.031677">
                <text:p>0.031677</text:p>
              </table:table-cell>
              <table:table-cell office:value-type="float" office:value="0.01236">
                <text:p>0.01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">
                <text:p>449</text:p>
              </table:table-cell>
              <table:table-cell office:value-type="float" office:value="0.015772">
                <text:p>0.015772</text:p>
              </table:table-cell>
              <table:table-cell office:value-type="float" office:value="0.005505">
                <text:p>0.005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9">
                <text:p>449</text:p>
              </table:table-cell>
              <table:table-cell office:value-type="float" office:value="0.013978">
                <text:p>0.013978</text:p>
              </table:table-cell>
              <table:table-cell office:value-type="float" office:value="0.004601">
                <text:p>0.004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9">
                <text:p>449</text:p>
              </table:table-cell>
              <table:table-cell office:value-type="float" office:value="0.041182">
                <text:p>0.041182</text:p>
              </table:table-cell>
              <table:table-cell office:value-type="float" office:value="0.025538">
                <text:p>0.025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1">
                <text:p>471</text:p>
              </table:table-cell>
              <table:table-cell office:value-type="float" office:value="0.052525">
                <text:p>0.052525</text:p>
              </table:table-cell>
              <table:table-cell office:value-type="float" office:value="0.017204">
                <text:p>0.017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25063">
                <text:p>0.025063</text:p>
              </table:table-cell>
              <table:table-cell office:value-type="float" office:value="0.010955">
                <text:p>0.010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30026">
                <text:p>0.030026</text:p>
              </table:table-cell>
              <table:table-cell office:value-type="float" office:value="0.008821">
                <text:p>0.008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031182">
                <text:p>0.031182</text:p>
              </table:table-cell>
              <table:table-cell office:value-type="float" office:value="0.012689">
                <text:p>0.012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  <table:table-cell office:value-type="float" office:value="0.029726">
                <text:p>0.029726</text:p>
              </table:table-cell>
              <table:table-cell office:value-type="float" office:value="0.009102">
                <text:p>0.009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7">
                <text:p>527</text:p>
              </table:table-cell>
              <table:table-cell office:value-type="float" office:value="0.176904">
                <text:p>0.176904</text:p>
              </table:table-cell>
              <table:table-cell office:value-type="float" office:value="0.061603">
                <text:p>0.061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9">
                <text:p>549</text:p>
              </table:table-cell>
              <table:table-cell office:value-type="float" office:value="0.027716">
                <text:p>0.027716</text:p>
              </table:table-cell>
              <table:table-cell office:value-type="float" office:value="0.003942">
                <text:p>0.003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9">
                <text:p>549</text:p>
              </table:table-cell>
              <table:table-cell office:value-type="float" office:value="0.019924">
                <text:p>0.019924</text:p>
              </table:table-cell>
              <table:table-cell office:value-type="float" office:value="0.009197">
                <text:p>0.0091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9">
                <text:p>549</text:p>
              </table:table-cell>
              <table:table-cell office:value-type="float" office:value="0.02493">
                <text:p>0.02493</text:p>
              </table:table-cell>
              <table:table-cell office:value-type="float" office:value="0.007787">
                <text:p>0.0077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">
                <text:p>549</text:p>
              </table:table-cell>
              <table:table-cell office:value-type="float" office:value="0.00945">
                <text:p>0.00945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9">
                <text:p>569</text:p>
              </table:table-cell>
              <table:table-cell office:value-type="float" office:value="0.014316">
                <text:p>0.014316</text:p>
              </table:table-cell>
              <table:table-cell office:value-type="float" office:value="0.004972">
                <text:p>0.004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1643">
                <text:p>0.01643</text:p>
              </table:table-cell>
              <table:table-cell office:value-type="float" office:value="0.005876">
                <text:p>0.0058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  <table:table-cell office:value-type="float" office:value="0.032399">
                <text:p>0.032399</text:p>
              </table:table-cell>
              <table:table-cell office:value-type="float" office:value="0.009008">
                <text:p>0.009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9">
                <text:p>599</text:p>
              </table:table-cell>
              <table:table-cell office:value-type="float" office:value="0.025597">
                <text:p>0.025597</text:p>
              </table:table-cell>
              <table:table-cell office:value-type="float" office:value="0.008017">
                <text:p>0.008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">
                <text:p>599</text:p>
              </table:table-cell>
              <table:table-cell office:value-type="float" office:value="0.032371">
                <text:p>0.032371</text:p>
              </table:table-cell>
              <table:table-cell office:value-type="float" office:value="0.009771">
                <text:p>0.0097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3">
                <text:p>623</text:p>
              </table:table-cell>
              <table:table-cell office:value-type="float" office:value="0.013559">
                <text:p>0.013559</text:p>
              </table:table-cell>
              <table:table-cell office:value-type="float" office:value="0.005976">
                <text:p>0.005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9">
                <text:p>649</text:p>
              </table:table-cell>
              <table:table-cell office:value-type="float" office:value="0.042154">
                <text:p>0.042154</text:p>
              </table:table-cell>
              <table:table-cell office:value-type="float" office:value="0.013815">
                <text:p>0.013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9">
                <text:p>649</text:p>
              </table:table-cell>
              <table:table-cell office:value-type="float" office:value="0.024632">
                <text:p>0.024632</text:p>
              </table:table-cell>
              <table:table-cell office:value-type="float" office:value="0.010814">
                <text:p>0.010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9">
                <text:p>649</text:p>
              </table:table-cell>
              <table:table-cell office:value-type="float" office:value="0.065418">
                <text:p>0.065418</text:p>
              </table:table-cell>
              <table:table-cell office:value-type="float" office:value="0.032249">
                <text:p>0.032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9">
                <text:p>649</text:p>
              </table:table-cell>
              <table:table-cell office:value-type="float" office:value="0.066435">
                <text:p>0.066435</text:p>
              </table:table-cell>
              <table:table-cell office:value-type="float" office:value="0.026321">
                <text:p>0.0263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7">
                <text:p>677</text:p>
              </table:table-cell>
              <table:table-cell office:value-type="float" office:value="0.029966">
                <text:p>0.029966</text:p>
              </table:table-cell>
              <table:table-cell office:value-type="float" office:value="0.013224">
                <text:p>0.013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9">
                <text:p>699</text:p>
              </table:table-cell>
              <table:table-cell office:value-type="float" office:value="0.041541">
                <text:p>0.041541</text:p>
              </table:table-cell>
              <table:table-cell office:value-type="float" office:value="0.014042">
                <text:p>0.014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070204">
                <text:p>0.070204</text:p>
              </table:table-cell>
              <table:table-cell office:value-type="float" office:value="0.032565">
                <text:p>0.0325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9">
                <text:p>699</text:p>
              </table:table-cell>
              <table:table-cell office:value-type="float" office:value="0.041571">
                <text:p>0.041571</text:p>
              </table:table-cell>
              <table:table-cell office:value-type="float" office:value="0.016181">
                <text:p>0.016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6">
                <text:p>536</text:p>
              </table:table-cell>
              <table:table-cell office:value-type="float" office:value="0.262735">
                <text:p>0.262735</text:p>
              </table:table-cell>
              <table:table-cell office:value-type="float" office:value="0.079135">
                <text:p>0.079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3">
                <text:p>873</text:p>
              </table:table-cell>
              <table:table-cell office:value-type="float" office:value="0.110371">
                <text:p>0.110371</text:p>
              </table:table-cell>
              <table:table-cell office:value-type="float" office:value="0.026046">
                <text:p>0.026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0">
                <text:p>750</text:p>
              </table:table-cell>
              <table:table-cell office:value-type="float" office:value="0.024491">
                <text:p>0.024491</text:p>
              </table:table-cell>
              <table:table-cell office:value-type="float" office:value="0.007917">
                <text:p>0.007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9">
                <text:p>749</text:p>
              </table:table-cell>
              <table:table-cell office:value-type="float" office:value="0.138262">
                <text:p>0.138262</text:p>
              </table:table-cell>
              <table:table-cell office:value-type="float" office:value="0.069617">
                <text:p>0.0696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9">
                <text:p>749</text:p>
              </table:table-cell>
              <table:table-cell office:value-type="float" office:value="0.35296">
                <text:p>0.35296</text:p>
              </table:table-cell>
              <table:table-cell office:value-type="float" office:value="0.059201">
                <text:p>0.0592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9">
                <text:p>749</text:p>
              </table:table-cell>
              <table:table-cell office:value-type="float" office:value="0.1475">
                <text:p>0.1475</text:p>
              </table:table-cell>
              <table:table-cell office:value-type="float" office:value="0.012517">
                <text:p>0.012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6">
                <text:p>766</text:p>
              </table:table-cell>
              <table:table-cell office:value-type="float" office:value="0.061024">
                <text:p>0.061024</text:p>
              </table:table-cell>
              <table:table-cell office:value-type="float" office:value="0.018423">
                <text:p>0.018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0">
                <text:p>800</text:p>
              </table:table-cell>
              <table:table-cell office:value-type="float" office:value="0.091307">
                <text:p>0.091307</text:p>
              </table:table-cell>
              <table:table-cell office:value-type="float" office:value="0.025911">
                <text:p>0.025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2">
                <text:p>802</text:p>
              </table:table-cell>
              <table:table-cell office:value-type="float" office:value="0.046222">
                <text:p>0.046222</text:p>
              </table:table-cell>
              <table:table-cell office:value-type="float" office:value="0.016898">
                <text:p>0.016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9">
                <text:p>799</text:p>
              </table:table-cell>
              <table:table-cell office:value-type="float" office:value="0.137633">
                <text:p>0.137633</text:p>
              </table:table-cell>
              <table:table-cell office:value-type="float" office:value="0.034744">
                <text:p>0.034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  <table:table-cell office:value-type="float" office:value="0.099106">
                <text:p>0.099106</text:p>
              </table:table-cell>
              <table:table-cell office:value-type="float" office:value="0.026692">
                <text:p>0.026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6">
                <text:p>826</text:p>
              </table:table-cell>
              <table:table-cell office:value-type="float" office:value="0.140135">
                <text:p>0.140135</text:p>
              </table:table-cell>
              <table:table-cell office:value-type="float" office:value="0.028469">
                <text:p>0.0284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9">
                <text:p>849</text:p>
              </table:table-cell>
              <table:table-cell office:value-type="float" office:value="0.182867">
                <text:p>0.182867</text:p>
              </table:table-cell>
              <table:table-cell office:value-type="float" office:value="0.056224">
                <text:p>0.056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9">
                <text:p>849</text:p>
              </table:table-cell>
              <table:table-cell office:value-type="float" office:value="0.279429">
                <text:p>0.279429</text:p>
              </table:table-cell>
              <table:table-cell office:value-type="float" office:value="0.052235">
                <text:p>0.052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9">
                <text:p>849</text:p>
              </table:table-cell>
              <table:table-cell office:value-type="float" office:value="0.185451">
                <text:p>0.185451</text:p>
              </table:table-cell>
              <table:table-cell office:value-type="float" office:value="0.057709">
                <text:p>0.0577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9">
                <text:p>849</text:p>
              </table:table-cell>
              <table:table-cell office:value-type="float" office:value="0.146776">
                <text:p>0.146776</text:p>
              </table:table-cell>
              <table:table-cell office:value-type="float" office:value="0.037929">
                <text:p>0.0379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5">
                <text:p>875</text:p>
              </table:table-cell>
              <table:table-cell office:value-type="float" office:value="0.241379">
                <text:p>0.241379</text:p>
              </table:table-cell>
              <table:table-cell office:value-type="float" office:value="0.070299">
                <text:p>0.070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9">
                <text:p>899</text:p>
              </table:table-cell>
              <table:table-cell office:value-type="float" office:value="0.390679">
                <text:p>0.390679</text:p>
              </table:table-cell>
              <table:table-cell office:value-type="float" office:value="0.04038">
                <text:p>0.040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6">
                <text:p>896</text:p>
              </table:table-cell>
              <table:table-cell office:value-type="float" office:value="0.468307">
                <text:p>0.468307</text:p>
              </table:table-cell>
              <table:table-cell office:value-type="float" office:value="0.118565">
                <text:p>0.118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9">
                <text:p>899</text:p>
              </table:table-cell>
              <table:table-cell office:value-type="float" office:value="6.652533">
                <text:p>6.652533</text:p>
              </table:table-cell>
              <table:table-cell office:value-type="float" office:value="0.150598">
                <text:p>0.1505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6">
                <text:p>896</text:p>
              </table:table-cell>
              <table:table-cell office:value-type="float" office:value="10.875358">
                <text:p>10.875358</text:p>
              </table:table-cell>
              <table:table-cell office:value-type="float" office:value="0.220589">
                <text:p>0.2205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4">
                <text:p>924</text:p>
              </table:table-cell>
              <table:table-cell office:value-type="float" office:value="14.39093">
                <text:p>14.39093</text:p>
              </table:table-cell>
              <table:table-cell office:value-type="float" office:value="0.097098">
                <text:p>0.097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98.B1:test98.D121" chart:data-source-has-labels="both" svg:x="0.32cm" svg:y="0.18cm" svg:width="13.361cm" svg:height="8.64cm">
          <chartooo:coordinate-region svg:x="1.326cm" svg:y="0.18cm" svg:width="12.355cm" svg:height="7.038cm"/>
          <chart:axis chart:dimension="x" chart:name="primary-x" chart:style-name="ch4" chartooo:axis-type="auto">
            <chartooo:date-scale/>
            <chart:categories table:cell-range-address="test98.B2:test98.B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98.C2:test98.C121" chart:label-cell-address="test98.C1:test98.C1" chart:class="chart:bar">
            <chart:data-point chart:repeated="120"/>
          </chart:series>
          <chart:series chart:style-name="ch8" chart:values-cell-range-address="test98.D2:test98.D121" chart:label-cell-address="test98.D1:test98.D1" chart:class="chart:bar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98.C1:test98.C1</svg:desc>
                </draw:g>
              </table:table-cell>
              <table:table-cell office:value-type="string">
                <text:p>xfertime</text:p>
                <draw:g>
                  <svg:desc>test98.D1:test9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36:25</text:p>
                <draw:g>
                  <svg:desc>test98.B2:test98.B121</svg:desc>
                </draw:g>
              </table:table-cell>
              <table:table-cell office:value-type="float" office:value="0.030969">
                <text:p>0.030969</text:p>
                <draw:g>
                  <svg:desc>test98.C2:test98.C121</svg:desc>
                </draw:g>
              </table:table-cell>
              <table:table-cell office:value-type="float" office:value="0.010406">
                <text:p>0.010406</text:p>
                <draw:g>
                  <svg:desc>test98.D2:test98.D121</svg:desc>
                </draw:g>
              </table:table-cell>
            </table:table-row>
            <table:table-row>
              <table:table-cell office:value-type="string">
                <text:p>09:36:26</text:p>
              </table:table-cell>
              <table:table-cell office:value-type="float" office:value="0.012534">
                <text:p>0.012534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string">
                <text:p>09:36:27</text:p>
              </table:table-cell>
              <table:table-cell office:value-type="float" office:value="0.011584">
                <text:p>0.011584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string">
                <text:p>09:36:28</text:p>
              </table:table-cell>
              <table:table-cell office:value-type="float" office:value="0.011983">
                <text:p>0.011983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09:36:29</text:p>
              </table:table-cell>
              <table:table-cell office:value-type="float" office:value="0.011508">
                <text:p>0.011508</text:p>
              </table:table-cell>
              <table:table-cell office:value-type="float" office:value="0.001424">
                <text:p>0.001424</text:p>
              </table:table-cell>
            </table:table-row>
            <table:table-row>
              <table:table-cell office:value-type="string">
                <text:p>09:36:30</text:p>
              </table:table-cell>
              <table:table-cell office:value-type="float" office:value="0.010165">
                <text:p>0.010165</text:p>
              </table:table-cell>
              <table:table-cell office:value-type="float" office:value="0.001126">
                <text:p>0.001126</text:p>
              </table:table-cell>
            </table:table-row>
            <table:table-row>
              <table:table-cell office:value-type="string">
                <text:p>09:36:31</text:p>
              </table:table-cell>
              <table:table-cell office:value-type="float" office:value="0.010941">
                <text:p>0.010941</text:p>
              </table:table-cell>
              <table:table-cell office:value-type="float" office:value="0.001363">
                <text:p>0.001363</text:p>
              </table:table-cell>
            </table:table-row>
            <table:table-row>
              <table:table-cell office:value-type="string">
                <text:p>09:36:32</text:p>
              </table:table-cell>
              <table:table-cell office:value-type="float" office:value="0.010757">
                <text:p>0.010757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string">
                <text:p>09:36:33</text:p>
              </table:table-cell>
              <table:table-cell office:value-type="float" office:value="0.010824">
                <text:p>0.010824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09:36:34</text:p>
              </table:table-cell>
              <table:table-cell office:value-type="float" office:value="0.010392">
                <text:p>0.010392</text:p>
              </table:table-cell>
              <table:table-cell office:value-type="float" office:value="0.001123">
                <text:p>0.001123</text:p>
              </table:table-cell>
            </table:table-row>
            <table:table-row>
              <table:table-cell office:value-type="string">
                <text:p>09:36:35</text:p>
              </table:table-cell>
              <table:table-cell office:value-type="float" office:value="0.010775">
                <text:p>0.010775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09:36:36</text:p>
              </table:table-cell>
              <table:table-cell office:value-type="float" office:value="0.011792">
                <text:p>0.011792</text:p>
              </table:table-cell>
              <table:table-cell office:value-type="float" office:value="0.002712">
                <text:p>0.002712</text:p>
              </table:table-cell>
            </table:table-row>
            <table:table-row>
              <table:table-cell office:value-type="string">
                <text:p>09:36:37</text:p>
              </table:table-cell>
              <table:table-cell office:value-type="float" office:value="0.012135">
                <text:p>0.012135</text:p>
              </table:table-cell>
              <table:table-cell office:value-type="float" office:value="0.006598">
                <text:p>0.006598</text:p>
              </table:table-cell>
            </table:table-row>
            <table:table-row>
              <table:table-cell office:value-type="string">
                <text:p>09:36:38</text:p>
              </table:table-cell>
              <table:table-cell office:value-type="float" office:value="0.011611">
                <text:p>0.011611</text:p>
              </table:table-cell>
              <table:table-cell office:value-type="float" office:value="0.005728">
                <text:p>0.005728</text:p>
              </table:table-cell>
            </table:table-row>
            <table:table-row>
              <table:table-cell office:value-type="string">
                <text:p>09:36:39</text:p>
              </table:table-cell>
              <table:table-cell office:value-type="float" office:value="0.012638">
                <text:p>0.012638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string">
                <text:p>09:36:40</text:p>
              </table:table-cell>
              <table:table-cell office:value-type="float" office:value="0.010388">
                <text:p>0.010388</text:p>
              </table:table-cell>
              <table:table-cell office:value-type="float" office:value="0.002187">
                <text:p>0.002187</text:p>
              </table:table-cell>
            </table:table-row>
            <table:table-row>
              <table:table-cell office:value-type="string">
                <text:p>09:36:41</text:p>
              </table:table-cell>
              <table:table-cell office:value-type="float" office:value="0.013733">
                <text:p>0.013733</text:p>
              </table:table-cell>
              <table:table-cell office:value-type="float" office:value="0.004041">
                <text:p>0.004041</text:p>
              </table:table-cell>
            </table:table-row>
            <table:table-row>
              <table:table-cell office:value-type="string">
                <text:p>09:36:42</text:p>
              </table:table-cell>
              <table:table-cell office:value-type="float" office:value="0.012297">
                <text:p>0.012297</text:p>
              </table:table-cell>
              <table:table-cell office:value-type="float" office:value="0.004647">
                <text:p>0.004647</text:p>
              </table:table-cell>
            </table:table-row>
            <table:table-row>
              <table:table-cell office:value-type="string">
                <text:p>09:36:43</text:p>
              </table:table-cell>
              <table:table-cell office:value-type="float" office:value="0.018991">
                <text:p>0.018991</text:p>
              </table:table-cell>
              <table:table-cell office:value-type="float" office:value="0.007568">
                <text:p>0.007568</text:p>
              </table:table-cell>
            </table:table-row>
            <table:table-row>
              <table:table-cell office:value-type="string">
                <text:p>09:36:44</text:p>
              </table:table-cell>
              <table:table-cell office:value-type="float" office:value="0.01275">
                <text:p>0.01275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09:36:45</text:p>
              </table:table-cell>
              <table:table-cell office:value-type="float" office:value="0.01425">
                <text:p>0.01425</text:p>
              </table:table-cell>
              <table:table-cell office:value-type="float" office:value="0.010388">
                <text:p>0.010388</text:p>
              </table:table-cell>
            </table:table-row>
            <table:table-row>
              <table:table-cell office:value-type="string">
                <text:p>09:36:46</text:p>
              </table:table-cell>
              <table:table-cell office:value-type="float" office:value="0.013757">
                <text:p>0.013757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09:36:47</text:p>
              </table:table-cell>
              <table:table-cell office:value-type="float" office:value="0.013481">
                <text:p>0.013481</text:p>
              </table:table-cell>
              <table:table-cell office:value-type="float" office:value="0.005329">
                <text:p>0.005329</text:p>
              </table:table-cell>
            </table:table-row>
            <table:table-row>
              <table:table-cell office:value-type="string">
                <text:p>09:36:48</text:p>
              </table:table-cell>
              <table:table-cell office:value-type="float" office:value="0.01547">
                <text:p>0.01547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09:36:49</text:p>
              </table:table-cell>
              <table:table-cell office:value-type="float" office:value="0.010736">
                <text:p>0.010736</text:p>
              </table:table-cell>
              <table:table-cell office:value-type="float" office:value="0.002295">
                <text:p>0.002295</text:p>
              </table:table-cell>
            </table:table-row>
            <table:table-row>
              <table:table-cell office:value-type="string">
                <text:p>09:36:50</text:p>
              </table:table-cell>
              <table:table-cell office:value-type="float" office:value="0.00957">
                <text:p>0.00957</text:p>
              </table:table-cell>
              <table:table-cell office:value-type="float" office:value="0.001479">
                <text:p>0.001479</text:p>
              </table:table-cell>
            </table:table-row>
            <table:table-row>
              <table:table-cell office:value-type="string">
                <text:p>09:36:51</text:p>
              </table:table-cell>
              <table:table-cell office:value-type="float" office:value="0.00993">
                <text:p>0.00993</text:p>
              </table:table-cell>
              <table:table-cell office:value-type="float" office:value="0.002032">
                <text:p>0.002032</text:p>
              </table:table-cell>
            </table:table-row>
            <table:table-row>
              <table:table-cell office:value-type="string">
                <text:p>09:36:52</text:p>
              </table:table-cell>
              <table:table-cell office:value-type="float" office:value="0.009915">
                <text:p>0.009915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string">
                <text:p>09:36:53</text:p>
              </table:table-cell>
              <table:table-cell office:value-type="float" office:value="0.01459">
                <text:p>0.01459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09:36:54</text:p>
              </table:table-cell>
              <table:table-cell office:value-type="float" office:value="0.014288">
                <text:p>0.014288</text:p>
              </table:table-cell>
              <table:table-cell office:value-type="float" office:value="0.007192">
                <text:p>0.007192</text:p>
              </table:table-cell>
            </table:table-row>
            <table:table-row>
              <table:table-cell office:value-type="string">
                <text:p>09:36:55</text:p>
              </table:table-cell>
              <table:table-cell office:value-type="float" office:value="0.010487">
                <text:p>0.010487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string">
                <text:p>09:36:56</text:p>
              </table:table-cell>
              <table:table-cell office:value-type="float" office:value="0.01067">
                <text:p>0.01067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string">
                <text:p>09:36:57</text:p>
              </table:table-cell>
              <table:table-cell office:value-type="float" office:value="0.020923">
                <text:p>0.020923</text:p>
              </table:table-cell>
              <table:table-cell office:value-type="float" office:value="0.007499">
                <text:p>0.007499</text:p>
              </table:table-cell>
            </table:table-row>
            <table:table-row>
              <table:table-cell office:value-type="string">
                <text:p>09:36:58</text:p>
              </table:table-cell>
              <table:table-cell office:value-type="float" office:value="0.0108">
                <text:p>0.0108</text:p>
              </table:table-cell>
              <table:table-cell office:value-type="float" office:value="0.002198">
                <text:p>0.002198</text:p>
              </table:table-cell>
            </table:table-row>
            <table:table-row>
              <table:table-cell office:value-type="string">
                <text:p>09:36:59</text:p>
              </table:table-cell>
              <table:table-cell office:value-type="float" office:value="0.011922">
                <text:p>0.011922</text:p>
              </table:table-cell>
              <table:table-cell office:value-type="float" office:value="0.003402">
                <text:p>0.003402</text:p>
              </table:table-cell>
            </table:table-row>
            <table:table-row>
              <table:table-cell office:value-type="string">
                <text:p>09:37:00</text:p>
              </table:table-cell>
              <table:table-cell office:value-type="float" office:value="0.013078">
                <text:p>0.013078</text:p>
              </table:table-cell>
              <table:table-cell office:value-type="float" office:value="0.006132">
                <text:p>0.006132</text:p>
              </table:table-cell>
            </table:table-row>
            <table:table-row>
              <table:table-cell office:value-type="string">
                <text:p>09:37:01</text:p>
              </table:table-cell>
              <table:table-cell office:value-type="float" office:value="0.037927">
                <text:p>0.037927</text:p>
              </table:table-cell>
              <table:table-cell office:value-type="float" office:value="0.009299">
                <text:p>0.009299</text:p>
              </table:table-cell>
            </table:table-row>
            <table:table-row>
              <table:table-cell office:value-type="string">
                <text:p>09:37:02</text:p>
              </table:table-cell>
              <table:table-cell office:value-type="float" office:value="0.021949">
                <text:p>0.021949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string">
                <text:p>09:37:03</text:p>
              </table:table-cell>
              <table:table-cell office:value-type="float" office:value="0.01347">
                <text:p>0.01347</text:p>
              </table:table-cell>
              <table:table-cell office:value-type="float" office:value="0.006555">
                <text:p>0.006555</text:p>
              </table:table-cell>
            </table:table-row>
            <table:table-row>
              <table:table-cell office:value-type="string">
                <text:p>09:37:04</text:p>
              </table:table-cell>
              <table:table-cell office:value-type="float" office:value="0.010886">
                <text:p>0.010886</text:p>
              </table:table-cell>
              <table:table-cell office:value-type="float" office:value="0.005567">
                <text:p>0.005567</text:p>
              </table:table-cell>
            </table:table-row>
            <table:table-row>
              <table:table-cell office:value-type="string">
                <text:p>09:37:05</text:p>
              </table:table-cell>
              <table:table-cell office:value-type="float" office:value="0.030675">
                <text:p>0.030675</text:p>
              </table:table-cell>
              <table:table-cell office:value-type="float" office:value="0.010234">
                <text:p>0.010234</text:p>
              </table:table-cell>
            </table:table-row>
            <table:table-row>
              <table:table-cell office:value-type="string">
                <text:p>09:37:06</text:p>
              </table:table-cell>
              <table:table-cell office:value-type="float" office:value="0.031677">
                <text:p>0.031677</text:p>
              </table:table-cell>
              <table:table-cell office:value-type="float" office:value="0.01236">
                <text:p>0.01236</text:p>
              </table:table-cell>
            </table:table-row>
            <table:table-row>
              <table:table-cell office:value-type="string">
                <text:p>09:37:07</text:p>
              </table:table-cell>
              <table:table-cell office:value-type="float" office:value="0.015772">
                <text:p>0.015772</text:p>
              </table:table-cell>
              <table:table-cell office:value-type="float" office:value="0.005505">
                <text:p>0.005505</text:p>
              </table:table-cell>
            </table:table-row>
            <table:table-row>
              <table:table-cell office:value-type="string">
                <text:p>09:37:08</text:p>
              </table:table-cell>
              <table:table-cell office:value-type="float" office:value="0.013978">
                <text:p>0.013978</text:p>
              </table:table-cell>
              <table:table-cell office:value-type="float" office:value="0.004601">
                <text:p>0.004601</text:p>
              </table:table-cell>
            </table:table-row>
            <table:table-row>
              <table:table-cell office:value-type="string">
                <text:p>09:37:09</text:p>
              </table:table-cell>
              <table:table-cell office:value-type="float" office:value="0.041182">
                <text:p>0.041182</text:p>
              </table:table-cell>
              <table:table-cell office:value-type="float" office:value="0.025538">
                <text:p>0.025538</text:p>
              </table:table-cell>
            </table:table-row>
            <table:table-row>
              <table:table-cell office:value-type="string">
                <text:p>09:37:10</text:p>
              </table:table-cell>
              <table:table-cell office:value-type="float" office:value="0.052525">
                <text:p>0.052525</text:p>
              </table:table-cell>
              <table:table-cell office:value-type="float" office:value="0.017204">
                <text:p>0.017204</text:p>
              </table:table-cell>
            </table:table-row>
            <table:table-row>
              <table:table-cell office:value-type="string">
                <text:p>09:37:11</text:p>
              </table:table-cell>
              <table:table-cell office:value-type="float" office:value="0.025063">
                <text:p>0.025063</text:p>
              </table:table-cell>
              <table:table-cell office:value-type="float" office:value="0.010955">
                <text:p>0.010955</text:p>
              </table:table-cell>
            </table:table-row>
            <table:table-row>
              <table:table-cell office:value-type="string">
                <text:p>09:37:12</text:p>
              </table:table-cell>
              <table:table-cell office:value-type="float" office:value="0.030026">
                <text:p>0.030026</text:p>
              </table:table-cell>
              <table:table-cell office:value-type="float" office:value="0.008821">
                <text:p>0.008821</text:p>
              </table:table-cell>
            </table:table-row>
            <table:table-row>
              <table:table-cell office:value-type="string">
                <text:p>09:37:13</text:p>
              </table:table-cell>
              <table:table-cell office:value-type="float" office:value="0.031182">
                <text:p>0.031182</text:p>
              </table:table-cell>
              <table:table-cell office:value-type="float" office:value="0.012689">
                <text:p>0.012689</text:p>
              </table:table-cell>
            </table:table-row>
            <table:table-row>
              <table:table-cell office:value-type="string">
                <text:p>09:37:14</text:p>
              </table:table-cell>
              <table:table-cell office:value-type="float" office:value="0.029726">
                <text:p>0.029726</text:p>
              </table:table-cell>
              <table:table-cell office:value-type="float" office:value="0.009102">
                <text:p>0.009102</text:p>
              </table:table-cell>
            </table:table-row>
            <table:table-row>
              <table:table-cell office:value-type="string">
                <text:p>09:37:15</text:p>
              </table:table-cell>
              <table:table-cell office:value-type="float" office:value="0.176904">
                <text:p>0.176904</text:p>
              </table:table-cell>
              <table:table-cell office:value-type="float" office:value="0.061603">
                <text:p>0.061603</text:p>
              </table:table-cell>
            </table:table-row>
            <table:table-row>
              <table:table-cell office:value-type="string">
                <text:p>09:37:16</text:p>
              </table:table-cell>
              <table:table-cell office:value-type="float" office:value="0.027716">
                <text:p>0.027716</text:p>
              </table:table-cell>
              <table:table-cell office:value-type="float" office:value="0.003942">
                <text:p>0.003942</text:p>
              </table:table-cell>
            </table:table-row>
            <table:table-row>
              <table:table-cell office:value-type="string">
                <text:p>09:37:17</text:p>
              </table:table-cell>
              <table:table-cell office:value-type="float" office:value="0.019924">
                <text:p>0.019924</text:p>
              </table:table-cell>
              <table:table-cell office:value-type="float" office:value="0.009197">
                <text:p>0.009197</text:p>
              </table:table-cell>
            </table:table-row>
            <table:table-row>
              <table:table-cell office:value-type="string">
                <text:p>09:37:18</text:p>
              </table:table-cell>
              <table:table-cell office:value-type="float" office:value="0.02493">
                <text:p>0.02493</text:p>
              </table:table-cell>
              <table:table-cell office:value-type="float" office:value="0.007787">
                <text:p>0.007787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0.00945">
                <text:p>0.00945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string">
                <text:p>09:37:20</text:p>
              </table:table-cell>
              <table:table-cell office:value-type="float" office:value="0.014316">
                <text:p>0.014316</text:p>
              </table:table-cell>
              <table:table-cell office:value-type="float" office:value="0.004972">
                <text:p>0.004972</text:p>
              </table:table-cell>
            </table:table-row>
            <table:table-row>
              <table:table-cell office:value-type="string">
                <text:p>09:37:21</text:p>
              </table:table-cell>
              <table:table-cell office:value-type="float" office:value="0.01643">
                <text:p>0.01643</text:p>
              </table:table-cell>
              <table:table-cell office:value-type="float" office:value="0.005876">
                <text:p>0.005876</text:p>
              </table:table-cell>
            </table:table-row>
            <table:table-row>
              <table:table-cell office:value-type="string">
                <text:p>09:37:22</text:p>
              </table:table-cell>
              <table:table-cell office:value-type="float" office:value="0.032399">
                <text:p>0.032399</text:p>
              </table:table-cell>
              <table:table-cell office:value-type="float" office:value="0.009008">
                <text:p>0.009008</text:p>
              </table:table-cell>
            </table:table-row>
            <table:table-row>
              <table:table-cell office:value-type="string">
                <text:p>09:37:23</text:p>
              </table:table-cell>
              <table:table-cell office:value-type="float" office:value="0.025597">
                <text:p>0.025597</text:p>
              </table:table-cell>
              <table:table-cell office:value-type="float" office:value="0.008017">
                <text:p>0.008017</text:p>
              </table:table-cell>
            </table:table-row>
            <table:table-row>
              <table:table-cell office:value-type="string">
                <text:p>09:37:24</text:p>
              </table:table-cell>
              <table:table-cell office:value-type="float" office:value="0.032371">
                <text:p>0.032371</text:p>
              </table:table-cell>
              <table:table-cell office:value-type="float" office:value="0.009771">
                <text:p>0.009771</text:p>
              </table:table-cell>
            </table:table-row>
            <table:table-row>
              <table:table-cell office:value-type="string">
                <text:p>09:37:25</text:p>
              </table:table-cell>
              <table:table-cell office:value-type="float" office:value="0.013559">
                <text:p>0.013559</text:p>
              </table:table-cell>
              <table:table-cell office:value-type="float" office:value="0.005976">
                <text:p>0.005976</text:p>
              </table:table-cell>
            </table:table-row>
            <table:table-row>
              <table:table-cell office:value-type="string">
                <text:p>09:37:26</text:p>
              </table:table-cell>
              <table:table-cell office:value-type="float" office:value="0.042154">
                <text:p>0.042154</text:p>
              </table:table-cell>
              <table:table-cell office:value-type="float" office:value="0.013815">
                <text:p>0.013815</text:p>
              </table:table-cell>
            </table:table-row>
            <table:table-row>
              <table:table-cell office:value-type="string">
                <text:p>09:37:27</text:p>
              </table:table-cell>
              <table:table-cell office:value-type="float" office:value="0.024632">
                <text:p>0.024632</text:p>
              </table:table-cell>
              <table:table-cell office:value-type="float" office:value="0.010814">
                <text:p>0.010814</text:p>
              </table:table-cell>
            </table:table-row>
            <table:table-row>
              <table:table-cell office:value-type="string">
                <text:p>09:37:28</text:p>
              </table:table-cell>
              <table:table-cell office:value-type="float" office:value="0.065418">
                <text:p>0.065418</text:p>
              </table:table-cell>
              <table:table-cell office:value-type="float" office:value="0.032249">
                <text:p>0.032249</text:p>
              </table:table-cell>
            </table:table-row>
            <table:table-row>
              <table:table-cell office:value-type="string">
                <text:p>09:37:29</text:p>
              </table:table-cell>
              <table:table-cell office:value-type="float" office:value="0.066435">
                <text:p>0.066435</text:p>
              </table:table-cell>
              <table:table-cell office:value-type="float" office:value="0.026321">
                <text:p>0.026321</text:p>
              </table:table-cell>
            </table:table-row>
            <table:table-row>
              <table:table-cell office:value-type="string">
                <text:p>09:37:30</text:p>
              </table:table-cell>
              <table:table-cell office:value-type="float" office:value="0.029966">
                <text:p>0.029966</text:p>
              </table:table-cell>
              <table:table-cell office:value-type="float" office:value="0.013224">
                <text:p>0.013224</text:p>
              </table:table-cell>
            </table:table-row>
            <table:table-row>
              <table:table-cell office:value-type="string">
                <text:p>09:37:31</text:p>
              </table:table-cell>
              <table:table-cell office:value-type="float" office:value="0.041541">
                <text:p>0.041541</text:p>
              </table:table-cell>
              <table:table-cell office:value-type="float" office:value="0.014042">
                <text:p>0.014042</text:p>
              </table:table-cell>
            </table:table-row>
            <table:table-row>
              <table:table-cell office:value-type="string">
                <text:p>09:37:32</text:p>
              </table:table-cell>
              <table:table-cell office:value-type="float" office:value="0.070204">
                <text:p>0.070204</text:p>
              </table:table-cell>
              <table:table-cell office:value-type="float" office:value="0.032565">
                <text:p>0.032565</text:p>
              </table:table-cell>
            </table:table-row>
            <table:table-row>
              <table:table-cell office:value-type="string">
                <text:p>09:37:33</text:p>
              </table:table-cell>
              <table:table-cell office:value-type="float" office:value="0.041571">
                <text:p>0.041571</text:p>
              </table:table-cell>
              <table:table-cell office:value-type="float" office:value="0.016181">
                <text:p>0.016181</text:p>
              </table:table-cell>
            </table:table-row>
            <table:table-row>
              <table:table-cell office:value-type="string">
                <text:p>09:37:34</text:p>
              </table:table-cell>
              <table:table-cell office:value-type="float" office:value="0.262735">
                <text:p>0.262735</text:p>
              </table:table-cell>
              <table:table-cell office:value-type="float" office:value="0.079135">
                <text:p>0.079135</text:p>
              </table:table-cell>
            </table:table-row>
            <table:table-row>
              <table:table-cell office:value-type="string">
                <text:p>09:37:35</text:p>
              </table:table-cell>
              <table:table-cell office:value-type="float" office:value="0.110371">
                <text:p>0.110371</text:p>
              </table:table-cell>
              <table:table-cell office:value-type="float" office:value="0.026046">
                <text:p>0.026046</text:p>
              </table:table-cell>
            </table:table-row>
            <table:table-row>
              <table:table-cell office:value-type="string">
                <text:p>09:37:36</text:p>
              </table:table-cell>
              <table:table-cell office:value-type="float" office:value="0.024491">
                <text:p>0.024491</text:p>
              </table:table-cell>
              <table:table-cell office:value-type="float" office:value="0.007917">
                <text:p>0.007917</text:p>
              </table:table-cell>
            </table:table-row>
            <table:table-row>
              <table:table-cell office:value-type="string">
                <text:p>09:37:37</text:p>
              </table:table-cell>
              <table:table-cell office:value-type="float" office:value="0.138262">
                <text:p>0.138262</text:p>
              </table:table-cell>
              <table:table-cell office:value-type="float" office:value="0.069617">
                <text:p>0.069617</text:p>
              </table:table-cell>
            </table:table-row>
            <table:table-row>
              <table:table-cell office:value-type="string">
                <text:p>09:37:38</text:p>
              </table:table-cell>
              <table:table-cell office:value-type="float" office:value="0.35296">
                <text:p>0.35296</text:p>
              </table:table-cell>
              <table:table-cell office:value-type="float" office:value="0.059201">
                <text:p>0.059201</text:p>
              </table:table-cell>
            </table:table-row>
            <table:table-row>
              <table:table-cell office:value-type="string">
                <text:p>09:37:39</text:p>
              </table:table-cell>
              <table:table-cell office:value-type="float" office:value="0.1475">
                <text:p>0.1475</text:p>
              </table:table-cell>
              <table:table-cell office:value-type="float" office:value="0.012517">
                <text:p>0.012517</text:p>
              </table:table-cell>
            </table:table-row>
            <table:table-row>
              <table:table-cell office:value-type="string">
                <text:p>09:37:40</text:p>
              </table:table-cell>
              <table:table-cell office:value-type="float" office:value="0.061024">
                <text:p>0.061024</text:p>
              </table:table-cell>
              <table:table-cell office:value-type="float" office:value="0.018423">
                <text:p>0.018423</text:p>
              </table:table-cell>
            </table:table-row>
            <table:table-row>
              <table:table-cell office:value-type="string">
                <text:p>09:37:41</text:p>
              </table:table-cell>
              <table:table-cell office:value-type="float" office:value="0.091307">
                <text:p>0.091307</text:p>
              </table:table-cell>
              <table:table-cell office:value-type="float" office:value="0.025911">
                <text:p>0.025911</text:p>
              </table:table-cell>
            </table:table-row>
            <table:table-row>
              <table:table-cell office:value-type="string">
                <text:p>09:37:42</text:p>
              </table:table-cell>
              <table:table-cell office:value-type="float" office:value="0.046222">
                <text:p>0.046222</text:p>
              </table:table-cell>
              <table:table-cell office:value-type="float" office:value="0.016898">
                <text:p>0.016898</text:p>
              </table:table-cell>
            </table:table-row>
            <table:table-row>
              <table:table-cell office:value-type="string">
                <text:p>09:37:43</text:p>
              </table:table-cell>
              <table:table-cell office:value-type="float" office:value="0.137633">
                <text:p>0.137633</text:p>
              </table:table-cell>
              <table:table-cell office:value-type="float" office:value="0.034744">
                <text:p>0.034744</text:p>
              </table:table-cell>
            </table:table-row>
            <table:table-row>
              <table:table-cell office:value-type="string">
                <text:p>09:37:44</text:p>
              </table:table-cell>
              <table:table-cell office:value-type="float" office:value="0.099106">
                <text:p>0.099106</text:p>
              </table:table-cell>
              <table:table-cell office:value-type="float" office:value="0.026692">
                <text:p>0.026692</text:p>
              </table:table-cell>
            </table:table-row>
            <table:table-row>
              <table:table-cell office:value-type="string">
                <text:p>09:37:45</text:p>
              </table:table-cell>
              <table:table-cell office:value-type="float" office:value="0.140135">
                <text:p>0.140135</text:p>
              </table:table-cell>
              <table:table-cell office:value-type="float" office:value="0.028469">
                <text:p>0.028469</text:p>
              </table:table-cell>
            </table:table-row>
            <table:table-row>
              <table:table-cell office:value-type="string">
                <text:p>09:37:46</text:p>
              </table:table-cell>
              <table:table-cell office:value-type="float" office:value="0.182867">
                <text:p>0.182867</text:p>
              </table:table-cell>
              <table:table-cell office:value-type="float" office:value="0.056224">
                <text:p>0.056224</text:p>
              </table:table-cell>
            </table:table-row>
            <table:table-row>
              <table:table-cell office:value-type="string">
                <text:p>09:37:47</text:p>
              </table:table-cell>
              <table:table-cell office:value-type="float" office:value="0.279429">
                <text:p>0.279429</text:p>
              </table:table-cell>
              <table:table-cell office:value-type="float" office:value="0.052235">
                <text:p>0.052235</text:p>
              </table:table-cell>
            </table:table-row>
            <table:table-row>
              <table:table-cell office:value-type="string">
                <text:p>09:37:48</text:p>
              </table:table-cell>
              <table:table-cell office:value-type="float" office:value="0.185451">
                <text:p>0.185451</text:p>
              </table:table-cell>
              <table:table-cell office:value-type="float" office:value="0.057709">
                <text:p>0.057709</text:p>
              </table:table-cell>
            </table:table-row>
            <table:table-row>
              <table:table-cell office:value-type="string">
                <text:p>09:37:49</text:p>
              </table:table-cell>
              <table:table-cell office:value-type="float" office:value="0.146776">
                <text:p>0.146776</text:p>
              </table:table-cell>
              <table:table-cell office:value-type="float" office:value="0.037929">
                <text:p>0.037929</text:p>
              </table:table-cell>
            </table:table-row>
            <table:table-row>
              <table:table-cell office:value-type="string">
                <text:p>09:37:50</text:p>
              </table:table-cell>
              <table:table-cell office:value-type="float" office:value="0.241379">
                <text:p>0.241379</text:p>
              </table:table-cell>
              <table:table-cell office:value-type="float" office:value="0.070299">
                <text:p>0.070299</text:p>
              </table:table-cell>
            </table:table-row>
            <table:table-row>
              <table:table-cell office:value-type="string">
                <text:p>09:37:51</text:p>
              </table:table-cell>
              <table:table-cell office:value-type="float" office:value="0.390679">
                <text:p>0.390679</text:p>
              </table:table-cell>
              <table:table-cell office:value-type="float" office:value="0.04038">
                <text:p>0.04038</text:p>
              </table:table-cell>
            </table:table-row>
            <table:table-row>
              <table:table-cell office:value-type="string">
                <text:p>09:37:52</text:p>
              </table:table-cell>
              <table:table-cell office:value-type="float" office:value="0.468307">
                <text:p>0.468307</text:p>
              </table:table-cell>
              <table:table-cell office:value-type="float" office:value="0.118565">
                <text:p>0.118565</text:p>
              </table:table-cell>
            </table:table-row>
            <table:table-row>
              <table:table-cell office:value-type="string">
                <text:p>09:37:53</text:p>
              </table:table-cell>
              <table:table-cell office:value-type="float" office:value="6.652533">
                <text:p>6.652533</text:p>
              </table:table-cell>
              <table:table-cell office:value-type="float" office:value="0.150598">
                <text:p>0.150598</text:p>
              </table:table-cell>
            </table:table-row>
            <table:table-row>
              <table:table-cell office:value-type="string">
                <text:p>09:37:54</text:p>
              </table:table-cell>
              <table:table-cell office:value-type="float" office:value="10.875358">
                <text:p>10.875358</text:p>
              </table:table-cell>
              <table:table-cell office:value-type="float" office:value="0.220589">
                <text:p>0.220589</text:p>
              </table:table-cell>
            </table:table-row>
            <table:table-row>
              <table:table-cell office:value-type="string">
                <text:p>09:37:55</text:p>
              </table:table-cell>
              <table:table-cell office:value-type="float" office:value="14.39093">
                <text:p>14.39093</text:p>
              </table:table-cell>
              <table:table-cell office:value-type="float" office:value="0.097098">
                <text:p>0.097098</text:p>
              </table:table-cell>
            </table:table-row>
            <table:table-row>
              <table:table-cell office:value-type="string">
                <text:p>09:37:56</text:p>
              </table:table-cell>
              <table:table-cell office:value-type="float" office:value="14.485942">
                <text:p>14.485942</text:p>
              </table:table-cell>
              <table:table-cell office:value-type="float" office:value="0.057821">
                <text:p>0.057821</text:p>
              </table:table-cell>
            </table:table-row>
            <table:table-row>
              <table:table-cell office:value-type="string">
                <text:p>09:37:57</text:p>
              </table:table-cell>
              <table:table-cell office:value-type="float" office:value="14.891189">
                <text:p>14.891189</text:p>
              </table:table-cell>
              <table:table-cell office:value-type="float" office:value="0.056401">
                <text:p>0.056401</text:p>
              </table:table-cell>
            </table:table-row>
            <table:table-row>
              <table:table-cell office:value-type="string">
                <text:p>09:37:58</text:p>
              </table:table-cell>
              <table:table-cell office:value-type="float" office:value="14.174558">
                <text:p>14.174558</text:p>
              </table:table-cell>
              <table:table-cell office:value-type="float" office:value="0.013222">
                <text:p>0.013222</text:p>
              </table:table-cell>
            </table:table-row>
            <table:table-row>
              <table:table-cell office:value-type="string">
                <text:p>09:37:59</text:p>
              </table:table-cell>
              <table:table-cell office:value-type="float" office:value="13.095072">
                <text:p>13.095072</text:p>
              </table:table-cell>
              <table:table-cell office:value-type="float" office:value="0.004246">
                <text:p>0.004246</text:p>
              </table:table-cell>
            </table:table-row>
            <table:table-row>
              <table:table-cell office:value-type="string">
                <text:p>09:38:00</text:p>
              </table:table-cell>
              <table:table-cell office:value-type="float" office:value="18.679879">
                <text:p>18.679879</text:p>
              </table:table-cell>
              <table:table-cell office:value-type="float" office:value="0.200316">
                <text:p>0.200316</text:p>
              </table:table-cell>
            </table:table-row>
            <table:table-row>
              <table:table-cell office:value-type="string">
                <text:p>09:38:01</text:p>
              </table:table-cell>
              <table:table-cell office:value-type="float" office:value="28.710948">
                <text:p>28.710948</text:p>
              </table:table-cell>
              <table:table-cell office:value-type="float" office:value="0.085637">
                <text:p>0.085637</text:p>
              </table:table-cell>
            </table:table-row>
            <table:table-row>
              <table:table-cell office:value-type="string">
                <text:p>09:38:02</text:p>
              </table:table-cell>
              <table:table-cell office:value-type="float" office:value="26.272396">
                <text:p>26.272396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09:38:03</text:p>
              </table:table-cell>
              <table:table-cell office:value-type="float" office:value="20.115619">
                <text:p>20.115619</text:p>
              </table:table-cell>
              <table:table-cell office:value-type="float" office:value="0.067617">
                <text:p>0.067617</text:p>
              </table:table-cell>
            </table:table-row>
            <table:table-row>
              <table:table-cell office:value-type="string">
                <text:p>09:38:04</text:p>
              </table:table-cell>
              <table:table-cell office:value-type="float" office:value="26.927887">
                <text:p>26.927887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09:38:05</text:p>
              </table:table-cell>
              <table:table-cell office:value-type="float" office:value="22.006178">
                <text:p>22.006178</text:p>
              </table:table-cell>
              <table:table-cell office:value-type="float" office:value="0.065053">
                <text:p>0.065053</text:p>
              </table:table-cell>
            </table:table-row>
            <table:table-row>
              <table:table-cell office:value-type="string">
                <text:p>09:38:06</text:p>
              </table:table-cell>
              <table:table-cell office:value-type="float" office:value="19.95692">
                <text:p>19.95692</text:p>
              </table:table-cell>
              <table:table-cell office:value-type="float" office:value="0.014338">
                <text:p>0.014338</text:p>
              </table:table-cell>
            </table:table-row>
            <table:table-row>
              <table:table-cell office:value-type="string">
                <text:p>09:38:07</text:p>
              </table:table-cell>
              <table:table-cell office:value-type="float" office:value="21.131309">
                <text:p>21.131309</text:p>
              </table:table-cell>
              <table:table-cell office:value-type="float" office:value="0.005226">
                <text:p>0.005226</text:p>
              </table:table-cell>
            </table:table-row>
            <table:table-row>
              <table:table-cell office:value-type="string">
                <text:p>09:38:08</text:p>
              </table:table-cell>
              <table:table-cell office:value-type="float" office:value="24.470302">
                <text:p>24.470302</text:p>
              </table:table-cell>
              <table:table-cell office:value-type="float" office:value="0.012934">
                <text:p>0.012934</text:p>
              </table:table-cell>
            </table:table-row>
            <table:table-row>
              <table:table-cell office:value-type="string">
                <text:p>09:38:09</text:p>
              </table:table-cell>
              <table:table-cell office:value-type="float" office:value="22.815934">
                <text:p>22.815934</text:p>
              </table:table-cell>
              <table:table-cell office:value-type="float" office:value="0.004764">
                <text:p>0.004764</text:p>
              </table:table-cell>
            </table:table-row>
            <table:table-row>
              <table:table-cell office:value-type="string">
                <text:p>09:38:10</text:p>
              </table:table-cell>
              <table:table-cell office:value-type="float" office:value="21.97884">
                <text:p>21.97884</text:p>
              </table:table-cell>
              <table:table-cell office:value-type="float" office:value="0.00753">
                <text:p>0.00753</text:p>
              </table:table-cell>
            </table:table-row>
            <table:table-row>
              <table:table-cell office:value-type="string">
                <text:p>09:38:11</text:p>
              </table:table-cell>
              <table:table-cell office:value-type="float" office:value="20.897083">
                <text:p>20.897083</text:p>
              </table:table-cell>
              <table:table-cell office:value-type="float" office:value="0.017348">
                <text:p>0.017348</text:p>
              </table:table-cell>
            </table:table-row>
            <table:table-row>
              <table:table-cell office:value-type="string">
                <text:p>09:38:12</text:p>
              </table:table-cell>
              <table:table-cell office:value-type="float" office:value="22.956112">
                <text:p>22.956112</text:p>
              </table:table-cell>
              <table:table-cell office:value-type="float" office:value="0.028585">
                <text:p>0.028585</text:p>
              </table:table-cell>
            </table:table-row>
            <table:table-row>
              <table:table-cell office:value-type="string">
                <text:p>09:38:13</text:p>
              </table:table-cell>
              <table:table-cell office:value-type="float" office:value="25.672948">
                <text:p>25.672948</text:p>
              </table:table-cell>
              <table:table-cell office:value-type="float" office:value="0.004109">
                <text:p>0.004109</text:p>
              </table:table-cell>
            </table:table-row>
            <table:table-row>
              <table:table-cell office:value-type="string">
                <text:p>09:38:14</text:p>
              </table:table-cell>
              <table:table-cell office:value-type="float" office:value="18.607582">
                <text:p>18.607582</text:p>
              </table:table-cell>
              <table:table-cell office:value-type="float" office:value="0.023044">
                <text:p>0.023044</text:p>
              </table:table-cell>
            </table:table-row>
            <table:table-row>
              <table:table-cell office:value-type="string">
                <text:p>09:38:15</text:p>
              </table:table-cell>
              <table:table-cell office:value-type="float" office:value="12.932013">
                <text:p>12.932013</text:p>
              </table:table-cell>
              <table:table-cell office:value-type="float" office:value="0.001714">
                <text:p>0.001714</text:p>
              </table:table-cell>
            </table:table-row>
            <table:table-row>
              <table:table-cell office:value-type="string">
                <text:p>09:38:16</text:p>
              </table:table-cell>
              <table:table-cell office:value-type="float" office:value="12.781541">
                <text:p>12.781541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09:38:17</text:p>
              </table:table-cell>
              <table:table-cell office:value-type="float" office:value="12.611026">
                <text:p>12.611026</text:p>
              </table:table-cell>
              <table:table-cell office:value-type="float" office:value="0.006242">
                <text:p>0.006242</text:p>
              </table:table-cell>
            </table:table-row>
            <table:table-row>
              <table:table-cell office:value-type="string">
                <text:p>09:38:18</text:p>
              </table:table-cell>
              <table:table-cell office:value-type="float" office:value="11.964276">
                <text:p>11.964276</text:p>
              </table:table-cell>
              <table:table-cell office:value-type="float" office:value="0.005431">
                <text:p>0.005431</text:p>
              </table:table-cell>
            </table:table-row>
            <table:table-row>
              <table:table-cell office:value-type="string">
                <text:p>09:38:19</text:p>
              </table:table-cell>
              <table:table-cell office:value-type="float" office:value="14.6633">
                <text:p>14.6633</text:p>
              </table:table-cell>
              <table:table-cell office:value-type="float" office:value="0.002748">
                <text:p>0.002748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14.044248">
                <text:p>14.044248</text:p>
              </table:table-cell>
              <table:table-cell office:value-type="float" office:value="0.049648">
                <text:p>0.049648</text:p>
              </table:table-cell>
            </table:table-row>
            <table:table-row>
              <table:table-cell office:value-type="string">
                <text:p>09:38:21</text:p>
              </table:table-cell>
              <table:table-cell office:value-type="float" office:value="10.184502">
                <text:p>10.184502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09:38:22</text:p>
              </table:table-cell>
              <table:table-cell office:value-type="float" office:value="12.210841">
                <text:p>12.210841</text:p>
              </table:table-cell>
              <table:table-cell office:value-type="float" office:value="5.367834">
                <text:p>5.367834</text:p>
              </table:table-cell>
            </table:table-row>
            <table:table-row>
              <table:table-cell office:value-type="string">
                <text:p>09:38:27</text:p>
              </table:table-cell>
              <table:table-cell office:value-type="float" office:value="26.442584">
                <text:p>26.442584</text:p>
              </table:table-cell>
              <table:table-cell office:value-type="float" office:value="0.653679">
                <text:p>0.653679</text:p>
              </table:table-cell>
            </table:table-row>
            <table:table-row>
              <table:table-cell office:value-type="string">
                <text:p>09:38:50</text:p>
              </table:table-cell>
              <table:table-cell office:value-type="float" office:value="10.386779">
                <text:p>10.386779</text:p>
              </table:table-cell>
              <table:table-cell office:value-type="float" office:value="75.008426">
                <text:p>75.008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98.B2:test98.B121 test98.G1:test98.G121" chart:data-source-has-labels="both" svg:x="0.32cm" svg:y="0.18cm" svg:width="12.726cm" svg:height="8.64cm">
          <chartooo:coordinate-region svg:x="1.33cm" svg:y="0.18cm" svg:width="11.716cm" svg:height="7.037cm"/>
          <chart:axis chart:dimension="x" chart:name="primary-x" chart:style-name="ch4" chartooo:axis-type="auto">
            <chartooo:date-scale/>
            <chart:categories table:cell-range-address="test98.B2:test98.B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98.G2:test98.G121" chart:label-cell-address="test98.G1:test98.G1" chart:class="chart:bar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98.G1:test9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36:25</text:p>
                <draw:g>
                  <svg:desc>test98.B2:test98.B121</svg:desc>
                </draw:g>
              </table:table-cell>
              <table:table-cell office:value-type="float" office:value="23">
                <text:p>23</text:p>
                <draw:g>
                  <svg:desc>test98.G2:test98.G121</svg:desc>
                </draw:g>
              </table:table-cell>
            </table:table-row>
            <table:table-row>
              <table:table-cell office:value-type="string">
                <text:p>09:36: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09:36: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9:36: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09:36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09:36:4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4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4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09:36: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09:36:5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6:5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6:5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6:5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7: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09:37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09:37:0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0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0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1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09:37: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09:37:1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1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1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2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09:37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09:37:2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2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2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2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3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09:37:3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9:37:3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9:37:3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9:37:3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09:37:3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09:37:3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9:37:3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09:37:3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09:37:3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09:37:4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09:37:4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09:37:4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09:37:4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9:37:4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9:37:45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09:37:4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4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4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4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09:37:5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9:37:5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09:37:5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9:37:5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09:37:5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09:37: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09:37:5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09:37:5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09:37:5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09:38:0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09:38:0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09:38:0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09:38:0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09:38:1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09:38:1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1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1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1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09:38: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09:38: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09:38: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9:38: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09:38: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9:38: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9:38: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9:38: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9:38: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98.B2:test98.G121 test98.C1:test98.G1" chart:data-source-has-labels="both" svg:x="0.32cm" svg:y="0.18cm" svg:width="12.726cm" svg:height="8.64cm">
          <chartooo:coordinate-region svg:x="1.682cm" svg:y="0.18cm" svg:width="11.364cm" svg:height="7.038cm"/>
          <chart:axis chart:dimension="x" chart:name="primary-x" chart:style-name="ch4" chartooo:axis-type="auto">
            <chartooo:date-scale/>
            <chart:categories table:cell-range-address="test98.B2:test98.B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98.C2:test98.C121" chart:label-cell-address="test98.C1:test98.C1" chart:class="chart:bar">
            <chart:data-point chart:repeated="120"/>
          </chart:series>
          <chart:series chart:style-name="ch8" chart:values-cell-range-address="test98.D2:test98.D121" chart:label-cell-address="test98.D1:test98.D1" chart:class="chart:bar">
            <chart:data-point chart:repeated="120"/>
          </chart:series>
          <chart:series chart:style-name="ch9" chart:values-cell-range-address="test98.E2:test98.E121" chart:label-cell-address="test98.E1:test98.E1" chart:class="chart:bar">
            <chart:data-point chart:repeated="120"/>
          </chart:series>
          <chart:series chart:style-name="ch10" chart:values-cell-range-address="test98.F2:test98.F121" chart:label-cell-address="test98.F1:test98.F1" chart:class="chart:bar">
            <chart:data-point chart:repeated="120"/>
          </chart:series>
          <chart:series chart:style-name="ch11" chart:values-cell-range-address="test98.G2:test98.G121" chart:label-cell-address="test98.G1:test98.G1" chart:class="chart:ba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98.C1:test98.C1</svg:desc>
                </draw:g>
              </table:table-cell>
              <table:table-cell office:value-type="string">
                <text:p>xfertime</text:p>
                <draw:g>
                  <svg:desc>test98.D1:test98.D1</svg:desc>
                </draw:g>
              </table:table-cell>
              <table:table-cell office:value-type="string">
                <text:p>thinktime</text:p>
                <draw:g>
                  <svg:desc>test98.E1:test98.E1</svg:desc>
                </draw:g>
              </table:table-cell>
              <table:table-cell office:value-type="string">
                <text:p>bytes</text:p>
                <draw:g>
                  <svg:desc>test98.F1:test98.F1</svg:desc>
                </draw:g>
              </table:table-cell>
              <table:table-cell office:value-type="string">
                <text:p>transactions</text:p>
                <draw:g>
                  <svg:desc>test98.G1:test9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36:25</text:p>
                <draw:g>
                  <svg:desc>test98.B2:test98.B121</svg:desc>
                </draw:g>
              </table:table-cell>
              <table:table-cell office:value-type="float" office:value="0.030969">
                <text:p>0.030969</text:p>
                <draw:g>
                  <svg:desc>test98.C2:test98.C121</svg:desc>
                </draw:g>
              </table:table-cell>
              <table:table-cell office:value-type="float" office:value="0.010406">
                <text:p>0.010406</text:p>
                <draw:g>
                  <svg:desc>test98.D2:test98.D121</svg:desc>
                </draw:g>
              </table:table-cell>
              <table:table-cell office:value-type="float" office:value="0">
                <text:p>0</text:p>
                <draw:g>
                  <svg:desc>test98.E2:test98.E121</svg:desc>
                </draw:g>
              </table:table-cell>
              <table:table-cell office:value-type="float" office:value="175726">
                <text:p>175726</text:p>
                <draw:g>
                  <svg:desc>test98.F2:test98.F121</svg:desc>
                </draw:g>
              </table:table-cell>
              <table:table-cell office:value-type="float" office:value="23">
                <text:p>23</text:p>
                <draw:g>
                  <svg:desc>test98.G2:test98.G121</svg:desc>
                </draw:g>
              </table:table-cell>
            </table:table-row>
            <table:table-row>
              <table:table-cell office:value-type="string">
                <text:p>09:36:26</text:p>
              </table:table-cell>
              <table:table-cell office:value-type="float" office:value="0.012534">
                <text:p>0.012534</text:p>
              </table:table-cell>
              <table:table-cell office:value-type="float" office:value="0.002813">
                <text:p>0.002813</text:p>
              </table:table-cell>
              <table:table-cell office:value-type="float" office:value="0">
                <text:p>0</text:p>
              </table:table-cell>
              <table:table-cell office:value-type="float" office:value="55053">
                <text:p>550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27</text:p>
              </table:table-cell>
              <table:table-cell office:value-type="float" office:value="0.011584">
                <text:p>0.011584</text:p>
              </table:table-cell>
              <table:table-cell office:value-type="float" office:value="0.001463">
                <text:p>0.001463</text:p>
              </table:table-cell>
              <table:table-cell office:value-type="float" office:value="0">
                <text:p>0</text:p>
              </table:table-cell>
              <table:table-cell office:value-type="float" office:value="34004">
                <text:p>340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28</text:p>
              </table:table-cell>
              <table:table-cell office:value-type="float" office:value="0.011983">
                <text:p>0.011983</text:p>
              </table:table-cell>
              <table:table-cell office:value-type="float" office:value="0.001377">
                <text:p>0.001377</text:p>
              </table:table-cell>
              <table:table-cell office:value-type="float" office:value="0">
                <text:p>0</text:p>
              </table:table-cell>
              <table:table-cell office:value-type="float" office:value="31158">
                <text:p>31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29</text:p>
              </table:table-cell>
              <table:table-cell office:value-type="float" office:value="0.011508">
                <text:p>0.011508</text:p>
              </table:table-cell>
              <table:table-cell office:value-type="float" office:value="0.001424">
                <text:p>0.001424</text:p>
              </table:table-cell>
              <table:table-cell office:value-type="float" office:value="0">
                <text:p>0</text:p>
              </table:table-cell>
              <table:table-cell office:value-type="float" office:value="31481">
                <text:p>314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36:30</text:p>
              </table:table-cell>
              <table:table-cell office:value-type="float" office:value="0.010165">
                <text:p>0.010165</text:p>
              </table:table-cell>
              <table:table-cell office:value-type="float" office:value="0.001126">
                <text:p>0.001126</text:p>
              </table:table-cell>
              <table:table-cell office:value-type="float" office:value="0">
                <text:p>0</text:p>
              </table:table-cell>
              <table:table-cell office:value-type="float" office:value="31356">
                <text:p>313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09:36:31</text:p>
              </table:table-cell>
              <table:table-cell office:value-type="float" office:value="0.010941">
                <text:p>0.010941</text:p>
              </table:table-cell>
              <table:table-cell office:value-type="float" office:value="0.001363">
                <text:p>0.001363</text:p>
              </table:table-cell>
              <table:table-cell office:value-type="float" office:value="0">
                <text:p>0</text:p>
              </table:table-cell>
              <table:table-cell office:value-type="float" office:value="36607">
                <text:p>366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2</text:p>
              </table:table-cell>
              <table:table-cell office:value-type="float" office:value="0.010757">
                <text:p>0.010757</text:p>
              </table:table-cell>
              <table:table-cell office:value-type="float" office:value="0.001659">
                <text:p>0.001659</text:p>
              </table:table-cell>
              <table:table-cell office:value-type="float" office:value="0">
                <text:p>0</text:p>
              </table:table-cell>
              <table:table-cell office:value-type="float" office:value="40538">
                <text:p>405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3</text:p>
              </table:table-cell>
              <table:table-cell office:value-type="float" office:value="0.010824">
                <text:p>0.010824</text:p>
              </table:table-cell>
              <table:table-cell office:value-type="float" office:value="0.00138">
                <text:p>0.00138</text:p>
              </table:table-cell>
              <table:table-cell office:value-type="float" office:value="0">
                <text:p>0</text:p>
              </table:table-cell>
              <table:table-cell office:value-type="float" office:value="32325">
                <text:p>323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4</text:p>
              </table:table-cell>
              <table:table-cell office:value-type="float" office:value="0.010392">
                <text:p>0.010392</text:p>
              </table:table-cell>
              <table:table-cell office:value-type="float" office:value="0.001123">
                <text:p>0.001123</text:p>
              </table:table-cell>
              <table:table-cell office:value-type="float" office:value="0">
                <text:p>0</text:p>
              </table:table-cell>
              <table:table-cell office:value-type="float" office:value="29071">
                <text:p>290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36:35</text:p>
              </table:table-cell>
              <table:table-cell office:value-type="float" office:value="0.010775">
                <text:p>0.010775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30166">
                <text:p>3016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9:36:36</text:p>
              </table:table-cell>
              <table:table-cell office:value-type="float" office:value="0.011792">
                <text:p>0.011792</text:p>
              </table:table-cell>
              <table:table-cell office:value-type="float" office:value="0.002712">
                <text:p>0.002712</text:p>
              </table:table-cell>
              <table:table-cell office:value-type="float" office:value="0">
                <text:p>0</text:p>
              </table:table-cell>
              <table:table-cell office:value-type="float" office:value="60283">
                <text:p>602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37</text:p>
              </table:table-cell>
              <table:table-cell office:value-type="float" office:value="0.012135">
                <text:p>0.012135</text:p>
              </table:table-cell>
              <table:table-cell office:value-type="float" office:value="0.006598">
                <text:p>0.006598</text:p>
              </table:table-cell>
              <table:table-cell office:value-type="float" office:value="0">
                <text:p>0</text:p>
              </table:table-cell>
              <table:table-cell office:value-type="float" office:value="72927">
                <text:p>729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38</text:p>
              </table:table-cell>
              <table:table-cell office:value-type="float" office:value="0.011611">
                <text:p>0.011611</text:p>
              </table:table-cell>
              <table:table-cell office:value-type="float" office:value="0.005728">
                <text:p>0.005728</text:p>
              </table:table-cell>
              <table:table-cell office:value-type="float" office:value="0">
                <text:p>0</text:p>
              </table:table-cell>
              <table:table-cell office:value-type="float" office:value="92464">
                <text:p>924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39</text:p>
              </table:table-cell>
              <table:table-cell office:value-type="float" office:value="0.012638">
                <text:p>0.012638</text:p>
              </table:table-cell>
              <table:table-cell office:value-type="float" office:value="0.003635">
                <text:p>0.003635</text:p>
              </table:table-cell>
              <table:table-cell office:value-type="float" office:value="0">
                <text:p>0</text:p>
              </table:table-cell>
              <table:table-cell office:value-type="float" office:value="84827">
                <text:p>848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36:40</text:p>
              </table:table-cell>
              <table:table-cell office:value-type="float" office:value="0.010388">
                <text:p>0.010388</text:p>
              </table:table-cell>
              <table:table-cell office:value-type="float" office:value="0.002187">
                <text:p>0.002187</text:p>
              </table:table-cell>
              <table:table-cell office:value-type="float" office:value="0">
                <text:p>0</text:p>
              </table:table-cell>
              <table:table-cell office:value-type="float" office:value="53535">
                <text:p>535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09:36:41</text:p>
              </table:table-cell>
              <table:table-cell office:value-type="float" office:value="0.013733">
                <text:p>0.013733</text:p>
              </table:table-cell>
              <table:table-cell office:value-type="float" office:value="0.004041">
                <text:p>0.004041</text:p>
              </table:table-cell>
              <table:table-cell office:value-type="float" office:value="0">
                <text:p>0</text:p>
              </table:table-cell>
              <table:table-cell office:value-type="float" office:value="64870">
                <text:p>648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2</text:p>
              </table:table-cell>
              <table:table-cell office:value-type="float" office:value="0.012297">
                <text:p>0.012297</text:p>
              </table:table-cell>
              <table:table-cell office:value-type="float" office:value="0.004647">
                <text:p>0.004647</text:p>
              </table:table-cell>
              <table:table-cell office:value-type="float" office:value="0">
                <text:p>0</text:p>
              </table:table-cell>
              <table:table-cell office:value-type="float" office:value="77410">
                <text:p>774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3</text:p>
              </table:table-cell>
              <table:table-cell office:value-type="float" office:value="0.018991">
                <text:p>0.018991</text:p>
              </table:table-cell>
              <table:table-cell office:value-type="float" office:value="0.007568">
                <text:p>0.007568</text:p>
              </table:table-cell>
              <table:table-cell office:value-type="float" office:value="0">
                <text:p>0</text:p>
              </table:table-cell>
              <table:table-cell office:value-type="float" office:value="90318">
                <text:p>903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4</text:p>
              </table:table-cell>
              <table:table-cell office:value-type="float" office:value="0.01275">
                <text:p>0.01275</text:p>
              </table:table-cell>
              <table:table-cell office:value-type="float" office:value="0.005853">
                <text:p>0.005853</text:p>
              </table:table-cell>
              <table:table-cell office:value-type="float" office:value="0">
                <text:p>0</text:p>
              </table:table-cell>
              <table:table-cell office:value-type="float" office:value="96929">
                <text:p>969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36:45</text:p>
              </table:table-cell>
              <table:table-cell office:value-type="float" office:value="0.01425">
                <text:p>0.01425</text:p>
              </table:table-cell>
              <table:table-cell office:value-type="float" office:value="0.010388">
                <text:p>0.010388</text:p>
              </table:table-cell>
              <table:table-cell office:value-type="float" office:value="0">
                <text:p>0</text:p>
              </table:table-cell>
              <table:table-cell office:value-type="float" office:value="114197">
                <text:p>11419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09:36:46</text:p>
              </table:table-cell>
              <table:table-cell office:value-type="float" office:value="0.013757">
                <text:p>0.013757</text:p>
              </table:table-cell>
              <table:table-cell office:value-type="float" office:value="0.00621">
                <text:p>0.00621</text:p>
              </table:table-cell>
              <table:table-cell office:value-type="float" office:value="0">
                <text:p>0</text:p>
              </table:table-cell>
              <table:table-cell office:value-type="float" office:value="59814">
                <text:p>5981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47</text:p>
              </table:table-cell>
              <table:table-cell office:value-type="float" office:value="0.013481">
                <text:p>0.013481</text:p>
              </table:table-cell>
              <table:table-cell office:value-type="float" office:value="0.005329">
                <text:p>0.005329</text:p>
              </table:table-cell>
              <table:table-cell office:value-type="float" office:value="0">
                <text:p>0</text:p>
              </table:table-cell>
              <table:table-cell office:value-type="float" office:value="74398">
                <text:p>7439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48</text:p>
              </table:table-cell>
              <table:table-cell office:value-type="float" office:value="0.01547">
                <text:p>0.01547</text:p>
              </table:table-cell>
              <table:table-cell office:value-type="float" office:value="0.004862">
                <text:p>0.004862</text:p>
              </table:table-cell>
              <table:table-cell office:value-type="float" office:value="0">
                <text:p>0</text:p>
              </table:table-cell>
              <table:table-cell office:value-type="float" office:value="70554">
                <text:p>7055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49</text:p>
              </table:table-cell>
              <table:table-cell office:value-type="float" office:value="0.010736">
                <text:p>0.010736</text:p>
              </table:table-cell>
              <table:table-cell office:value-type="float" office:value="0.002295">
                <text:p>0.002295</text:p>
              </table:table-cell>
              <table:table-cell office:value-type="float" office:value="0">
                <text:p>0</text:p>
              </table:table-cell>
              <table:table-cell office:value-type="float" office:value="48326">
                <text:p>483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36:50</text:p>
              </table:table-cell>
              <table:table-cell office:value-type="float" office:value="0.00957">
                <text:p>0.00957</text:p>
              </table:table-cell>
              <table:table-cell office:value-type="float" office:value="0.001479">
                <text:p>0.001479</text:p>
              </table:table-cell>
              <table:table-cell office:value-type="float" office:value="0">
                <text:p>0</text:p>
              </table:table-cell>
              <table:table-cell office:value-type="float" office:value="34124">
                <text:p>3412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09:36:51</text:p>
              </table:table-cell>
              <table:table-cell office:value-type="float" office:value="0.00993">
                <text:p>0.00993</text:p>
              </table:table-cell>
              <table:table-cell office:value-type="float" office:value="0.002032">
                <text:p>0.002032</text:p>
              </table:table-cell>
              <table:table-cell office:value-type="float" office:value="0">
                <text:p>0</text:p>
              </table:table-cell>
              <table:table-cell office:value-type="float" office:value="45394">
                <text:p>453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2</text:p>
              </table:table-cell>
              <table:table-cell office:value-type="float" office:value="0.009915">
                <text:p>0.009915</text:p>
              </table:table-cell>
              <table:table-cell office:value-type="float" office:value="0.001602">
                <text:p>0.001602</text:p>
              </table:table-cell>
              <table:table-cell office:value-type="float" office:value="0">
                <text:p>0</text:p>
              </table:table-cell>
              <table:table-cell office:value-type="float" office:value="36706">
                <text:p>367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3</text:p>
              </table:table-cell>
              <table:table-cell office:value-type="float" office:value="0.01459">
                <text:p>0.01459</text:p>
              </table:table-cell>
              <table:table-cell office:value-type="float" office:value="0.004856">
                <text:p>0.004856</text:p>
              </table:table-cell>
              <table:table-cell office:value-type="float" office:value="0">
                <text:p>0</text:p>
              </table:table-cell>
              <table:table-cell office:value-type="float" office:value="64905">
                <text:p>649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4</text:p>
              </table:table-cell>
              <table:table-cell office:value-type="float" office:value="0.014288">
                <text:p>0.014288</text:p>
              </table:table-cell>
              <table:table-cell office:value-type="float" office:value="0.007192">
                <text:p>0.007192</text:p>
              </table:table-cell>
              <table:table-cell office:value-type="float" office:value="0">
                <text:p>0</text:p>
              </table:table-cell>
              <table:table-cell office:value-type="float" office:value="66499">
                <text:p>664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36:55</text:p>
              </table:table-cell>
              <table:table-cell office:value-type="float" office:value="0.010487">
                <text:p>0.010487</text:p>
              </table:table-cell>
              <table:table-cell office:value-type="float" office:value="0.001911">
                <text:p>0.001911</text:p>
              </table:table-cell>
              <table:table-cell office:value-type="float" office:value="0">
                <text:p>0</text:p>
              </table:table-cell>
              <table:table-cell office:value-type="float" office:value="30604">
                <text:p>3060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09:36:56</text:p>
              </table:table-cell>
              <table:table-cell office:value-type="float" office:value="0.01067">
                <text:p>0.01067</text:p>
              </table:table-cell>
              <table:table-cell office:value-type="float" office:value="0.001528">
                <text:p>0.001528</text:p>
              </table:table-cell>
              <table:table-cell office:value-type="float" office:value="0">
                <text:p>0</text:p>
              </table:table-cell>
              <table:table-cell office:value-type="float" office:value="39127">
                <text:p>3912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6:57</text:p>
              </table:table-cell>
              <table:table-cell office:value-type="float" office:value="0.020923">
                <text:p>0.020923</text:p>
              </table:table-cell>
              <table:table-cell office:value-type="float" office:value="0.007499">
                <text:p>0.007499</text:p>
              </table:table-cell>
              <table:table-cell office:value-type="float" office:value="0">
                <text:p>0</text:p>
              </table:table-cell>
              <table:table-cell office:value-type="float" office:value="79326">
                <text:p>7932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6:58</text:p>
              </table:table-cell>
              <table:table-cell office:value-type="float" office:value="0.0108">
                <text:p>0.0108</text:p>
              </table:table-cell>
              <table:table-cell office:value-type="float" office:value="0.002198">
                <text:p>0.002198</text:p>
              </table:table-cell>
              <table:table-cell office:value-type="float" office:value="0">
                <text:p>0</text:p>
              </table:table-cell>
              <table:table-cell office:value-type="float" office:value="30675">
                <text:p>3067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6:59</text:p>
              </table:table-cell>
              <table:table-cell office:value-type="float" office:value="0.011922">
                <text:p>0.011922</text:p>
              </table:table-cell>
              <table:table-cell office:value-type="float" office:value="0.003402">
                <text:p>0.003402</text:p>
              </table:table-cell>
              <table:table-cell office:value-type="float" office:value="0">
                <text:p>0</text:p>
              </table:table-cell>
              <table:table-cell office:value-type="float" office:value="45892">
                <text:p>4589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37:00</text:p>
              </table:table-cell>
              <table:table-cell office:value-type="float" office:value="0.013078">
                <text:p>0.013078</text:p>
              </table:table-cell>
              <table:table-cell office:value-type="float" office:value="0.006132">
                <text:p>0.006132</text:p>
              </table:table-cell>
              <table:table-cell office:value-type="float" office:value="0">
                <text:p>0</text:p>
              </table:table-cell>
              <table:table-cell office:value-type="float" office:value="61339">
                <text:p>6133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09:37:01</text:p>
              </table:table-cell>
              <table:table-cell office:value-type="float" office:value="0.037927">
                <text:p>0.037927</text:p>
              </table:table-cell>
              <table:table-cell office:value-type="float" office:value="0.009299">
                <text:p>0.009299</text:p>
              </table:table-cell>
              <table:table-cell office:value-type="float" office:value="0">
                <text:p>0</text:p>
              </table:table-cell>
              <table:table-cell office:value-type="float" office:value="99823">
                <text:p>998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2</text:p>
              </table:table-cell>
              <table:table-cell office:value-type="float" office:value="0.021949">
                <text:p>0.021949</text:p>
              </table:table-cell>
              <table:table-cell office:value-type="float" office:value="0.006813">
                <text:p>0.006813</text:p>
              </table:table-cell>
              <table:table-cell office:value-type="float" office:value="0">
                <text:p>0</text:p>
              </table:table-cell>
              <table:table-cell office:value-type="float" office:value="70454">
                <text:p>704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3</text:p>
              </table:table-cell>
              <table:table-cell office:value-type="float" office:value="0.01347">
                <text:p>0.01347</text:p>
              </table:table-cell>
              <table:table-cell office:value-type="float" office:value="0.006555">
                <text:p>0.006555</text:p>
              </table:table-cell>
              <table:table-cell office:value-type="float" office:value="0">
                <text:p>0</text:p>
              </table:table-cell>
              <table:table-cell office:value-type="float" office:value="76647">
                <text:p>766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4</text:p>
              </table:table-cell>
              <table:table-cell office:value-type="float" office:value="0.010886">
                <text:p>0.010886</text:p>
              </table:table-cell>
              <table:table-cell office:value-type="float" office:value="0.005567">
                <text:p>0.005567</text:p>
              </table:table-cell>
              <table:table-cell office:value-type="float" office:value="0">
                <text:p>0</text:p>
              </table:table-cell>
              <table:table-cell office:value-type="float" office:value="52541">
                <text:p>525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37:05</text:p>
              </table:table-cell>
              <table:table-cell office:value-type="float" office:value="0.030675">
                <text:p>0.030675</text:p>
              </table:table-cell>
              <table:table-cell office:value-type="float" office:value="0.010234">
                <text:p>0.010234</text:p>
              </table:table-cell>
              <table:table-cell office:value-type="float" office:value="0">
                <text:p>0</text:p>
              </table:table-cell>
              <table:table-cell office:value-type="float" office:value="76746">
                <text:p>7674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09:37:06</text:p>
              </table:table-cell>
              <table:table-cell office:value-type="float" office:value="0.031677">
                <text:p>0.031677</text:p>
              </table:table-cell>
              <table:table-cell office:value-type="float" office:value="0.01236">
                <text:p>0.01236</text:p>
              </table:table-cell>
              <table:table-cell office:value-type="float" office:value="0">
                <text:p>0</text:p>
              </table:table-cell>
              <table:table-cell office:value-type="float" office:value="104035">
                <text:p>10403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07</text:p>
              </table:table-cell>
              <table:table-cell office:value-type="float" office:value="0.015772">
                <text:p>0.015772</text:p>
              </table:table-cell>
              <table:table-cell office:value-type="float" office:value="0.005505">
                <text:p>0.005505</text:p>
              </table:table-cell>
              <table:table-cell office:value-type="float" office:value="0">
                <text:p>0</text:p>
              </table:table-cell>
              <table:table-cell office:value-type="float" office:value="55705">
                <text:p>5570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08</text:p>
              </table:table-cell>
              <table:table-cell office:value-type="float" office:value="0.013978">
                <text:p>0.013978</text:p>
              </table:table-cell>
              <table:table-cell office:value-type="float" office:value="0.004601">
                <text:p>0.004601</text:p>
              </table:table-cell>
              <table:table-cell office:value-type="float" office:value="0">
                <text:p>0</text:p>
              </table:table-cell>
              <table:table-cell office:value-type="float" office:value="58397">
                <text:p>5839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09</text:p>
              </table:table-cell>
              <table:table-cell office:value-type="float" office:value="0.041182">
                <text:p>0.041182</text:p>
              </table:table-cell>
              <table:table-cell office:value-type="float" office:value="0.025538">
                <text:p>0.025538</text:p>
              </table:table-cell>
              <table:table-cell office:value-type="float" office:value="0">
                <text:p>0</text:p>
              </table:table-cell>
              <table:table-cell office:value-type="float" office:value="116964">
                <text:p>11696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37:10</text:p>
              </table:table-cell>
              <table:table-cell office:value-type="float" office:value="0.052525">
                <text:p>0.052525</text:p>
              </table:table-cell>
              <table:table-cell office:value-type="float" office:value="0.017204">
                <text:p>0.017204</text:p>
              </table:table-cell>
              <table:table-cell office:value-type="float" office:value="0">
                <text:p>0</text:p>
              </table:table-cell>
              <table:table-cell office:value-type="float" office:value="46870">
                <text:p>468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09:37:11</text:p>
              </table:table-cell>
              <table:table-cell office:value-type="float" office:value="0.025063">
                <text:p>0.025063</text:p>
              </table:table-cell>
              <table:table-cell office:value-type="float" office:value="0.010955">
                <text:p>0.010955</text:p>
              </table:table-cell>
              <table:table-cell office:value-type="float" office:value="0">
                <text:p>0</text:p>
              </table:table-cell>
              <table:table-cell office:value-type="float" office:value="72145">
                <text:p>721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2</text:p>
              </table:table-cell>
              <table:table-cell office:value-type="float" office:value="0.030026">
                <text:p>0.030026</text:p>
              </table:table-cell>
              <table:table-cell office:value-type="float" office:value="0.008821">
                <text:p>0.008821</text:p>
              </table:table-cell>
              <table:table-cell office:value-type="float" office:value="0">
                <text:p>0</text:p>
              </table:table-cell>
              <table:table-cell office:value-type="float" office:value="74563">
                <text:p>7456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3</text:p>
              </table:table-cell>
              <table:table-cell office:value-type="float" office:value="0.031182">
                <text:p>0.031182</text:p>
              </table:table-cell>
              <table:table-cell office:value-type="float" office:value="0.012689">
                <text:p>0.012689</text:p>
              </table:table-cell>
              <table:table-cell office:value-type="float" office:value="0">
                <text:p>0</text:p>
              </table:table-cell>
              <table:table-cell office:value-type="float" office:value="90663">
                <text:p>9066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4</text:p>
              </table:table-cell>
              <table:table-cell office:value-type="float" office:value="0.029726">
                <text:p>0.029726</text:p>
              </table:table-cell>
              <table:table-cell office:value-type="float" office:value="0.009102">
                <text:p>0.009102</text:p>
              </table:table-cell>
              <table:table-cell office:value-type="float" office:value="0">
                <text:p>0</text:p>
              </table:table-cell>
              <table:table-cell office:value-type="float" office:value="74310">
                <text:p>7431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9:37:15</text:p>
              </table:table-cell>
              <table:table-cell office:value-type="float" office:value="0.176904">
                <text:p>0.176904</text:p>
              </table:table-cell>
              <table:table-cell office:value-type="float" office:value="0.061603">
                <text:p>0.061603</text:p>
              </table:table-cell>
              <table:table-cell office:value-type="float" office:value="0">
                <text:p>0</text:p>
              </table:table-cell>
              <table:table-cell office:value-type="float" office:value="160271">
                <text:p>16027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09:37:16</text:p>
              </table:table-cell>
              <table:table-cell office:value-type="float" office:value="0.027716">
                <text:p>0.027716</text:p>
              </table:table-cell>
              <table:table-cell office:value-type="float" office:value="0.003942">
                <text:p>0.003942</text:p>
              </table:table-cell>
              <table:table-cell office:value-type="float" office:value="0">
                <text:p>0</text:p>
              </table:table-cell>
              <table:table-cell office:value-type="float" office:value="44520">
                <text:p>4452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17</text:p>
              </table:table-cell>
              <table:table-cell office:value-type="float" office:value="0.019924">
                <text:p>0.019924</text:p>
              </table:table-cell>
              <table:table-cell office:value-type="float" office:value="0.009197">
                <text:p>0.009197</text:p>
              </table:table-cell>
              <table:table-cell office:value-type="float" office:value="0">
                <text:p>0</text:p>
              </table:table-cell>
              <table:table-cell office:value-type="float" office:value="68155">
                <text:p>6815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18</text:p>
              </table:table-cell>
              <table:table-cell office:value-type="float" office:value="0.02493">
                <text:p>0.02493</text:p>
              </table:table-cell>
              <table:table-cell office:value-type="float" office:value="0.007787">
                <text:p>0.007787</text:p>
              </table:table-cell>
              <table:table-cell office:value-type="float" office:value="0">
                <text:p>0</text:p>
              </table:table-cell>
              <table:table-cell office:value-type="float" office:value="69809">
                <text:p>6980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19</text:p>
              </table:table-cell>
              <table:table-cell office:value-type="float" office:value="0.00945">
                <text:p>0.00945</text:p>
              </table:table-cell>
              <table:table-cell office:value-type="float" office:value="0.000977">
                <text:p>0.000977</text:p>
              </table:table-cell>
              <table:table-cell office:value-type="float" office:value="0">
                <text:p>0</text:p>
              </table:table-cell>
              <table:table-cell office:value-type="float" office:value="24207">
                <text:p>2420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09:37:20</text:p>
              </table:table-cell>
              <table:table-cell office:value-type="float" office:value="0.014316">
                <text:p>0.014316</text:p>
              </table:table-cell>
              <table:table-cell office:value-type="float" office:value="0.004972">
                <text:p>0.004972</text:p>
              </table:table-cell>
              <table:table-cell office:value-type="float" office:value="0">
                <text:p>0</text:p>
              </table:table-cell>
              <table:table-cell office:value-type="float" office:value="50337">
                <text:p>5033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09:37:21</text:p>
              </table:table-cell>
              <table:table-cell office:value-type="float" office:value="0.01643">
                <text:p>0.01643</text:p>
              </table:table-cell>
              <table:table-cell office:value-type="float" office:value="0.005876">
                <text:p>0.005876</text:p>
              </table:table-cell>
              <table:table-cell office:value-type="float" office:value="0">
                <text:p>0</text:p>
              </table:table-cell>
              <table:table-cell office:value-type="float" office:value="57920">
                <text:p>5792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2</text:p>
              </table:table-cell>
              <table:table-cell office:value-type="float" office:value="0.032399">
                <text:p>0.032399</text:p>
              </table:table-cell>
              <table:table-cell office:value-type="float" office:value="0.009008">
                <text:p>0.009008</text:p>
              </table:table-cell>
              <table:table-cell office:value-type="float" office:value="0">
                <text:p>0</text:p>
              </table:table-cell>
              <table:table-cell office:value-type="float" office:value="70683">
                <text:p>7068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3</text:p>
              </table:table-cell>
              <table:table-cell office:value-type="float" office:value="0.025597">
                <text:p>0.025597</text:p>
              </table:table-cell>
              <table:table-cell office:value-type="float" office:value="0.008017">
                <text:p>0.008017</text:p>
              </table:table-cell>
              <table:table-cell office:value-type="float" office:value="0">
                <text:p>0</text:p>
              </table:table-cell>
              <table:table-cell office:value-type="float" office:value="63554">
                <text:p>635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4</text:p>
              </table:table-cell>
              <table:table-cell office:value-type="float" office:value="0.032371">
                <text:p>0.032371</text:p>
              </table:table-cell>
              <table:table-cell office:value-type="float" office:value="0.009771">
                <text:p>0.009771</text:p>
              </table:table-cell>
              <table:table-cell office:value-type="float" office:value="0">
                <text:p>0</text:p>
              </table:table-cell>
              <table:table-cell office:value-type="float" office:value="66238">
                <text:p>6623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09:37:25</text:p>
              </table:table-cell>
              <table:table-cell office:value-type="float" office:value="0.013559">
                <text:p>0.013559</text:p>
              </table:table-cell>
              <table:table-cell office:value-type="float" office:value="0.005976">
                <text:p>0.005976</text:p>
              </table:table-cell>
              <table:table-cell office:value-type="float" office:value="0">
                <text:p>0</text:p>
              </table:table-cell>
              <table:table-cell office:value-type="float" office:value="54137">
                <text:p>5413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09:37:26</text:p>
              </table:table-cell>
              <table:table-cell office:value-type="float" office:value="0.042154">
                <text:p>0.042154</text:p>
              </table:table-cell>
              <table:table-cell office:value-type="float" office:value="0.013815">
                <text:p>0.013815</text:p>
              </table:table-cell>
              <table:table-cell office:value-type="float" office:value="0">
                <text:p>0</text:p>
              </table:table-cell>
              <table:table-cell office:value-type="float" office:value="81694">
                <text:p>8169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27</text:p>
              </table:table-cell>
              <table:table-cell office:value-type="float" office:value="0.024632">
                <text:p>0.024632</text:p>
              </table:table-cell>
              <table:table-cell office:value-type="float" office:value="0.010814">
                <text:p>0.010814</text:p>
              </table:table-cell>
              <table:table-cell office:value-type="float" office:value="0">
                <text:p>0</text:p>
              </table:table-cell>
              <table:table-cell office:value-type="float" office:value="65116">
                <text:p>6511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28</text:p>
              </table:table-cell>
              <table:table-cell office:value-type="float" office:value="0.065418">
                <text:p>0.065418</text:p>
              </table:table-cell>
              <table:table-cell office:value-type="float" office:value="0.032249">
                <text:p>0.032249</text:p>
              </table:table-cell>
              <table:table-cell office:value-type="float" office:value="0">
                <text:p>0</text:p>
              </table:table-cell>
              <table:table-cell office:value-type="float" office:value="94381">
                <text:p>9438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29</text:p>
              </table:table-cell>
              <table:table-cell office:value-type="float" office:value="0.066435">
                <text:p>0.066435</text:p>
              </table:table-cell>
              <table:table-cell office:value-type="float" office:value="0.026321">
                <text:p>0.026321</text:p>
              </table:table-cell>
              <table:table-cell office:value-type="float" office:value="0">
                <text:p>0</text:p>
              </table:table-cell>
              <table:table-cell office:value-type="float" office:value="82973">
                <text:p>8297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09:37:30</text:p>
              </table:table-cell>
              <table:table-cell office:value-type="float" office:value="0.029966">
                <text:p>0.029966</text:p>
              </table:table-cell>
              <table:table-cell office:value-type="float" office:value="0.013224">
                <text:p>0.013224</text:p>
              </table:table-cell>
              <table:table-cell office:value-type="float" office:value="0">
                <text:p>0</text:p>
              </table:table-cell>
              <table:table-cell office:value-type="float" office:value="74112">
                <text:p>7411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09:37:31</text:p>
              </table:table-cell>
              <table:table-cell office:value-type="float" office:value="0.041541">
                <text:p>0.041541</text:p>
              </table:table-cell>
              <table:table-cell office:value-type="float" office:value="0.014042">
                <text:p>0.014042</text:p>
              </table:table-cell>
              <table:table-cell office:value-type="float" office:value="0">
                <text:p>0</text:p>
              </table:table-cell>
              <table:table-cell office:value-type="float" office:value="67871">
                <text:p>678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9:37:32</text:p>
              </table:table-cell>
              <table:table-cell office:value-type="float" office:value="0.070204">
                <text:p>0.070204</text:p>
              </table:table-cell>
              <table:table-cell office:value-type="float" office:value="0.032565">
                <text:p>0.032565</text:p>
              </table:table-cell>
              <table:table-cell office:value-type="float" office:value="0">
                <text:p>0</text:p>
              </table:table-cell>
              <table:table-cell office:value-type="float" office:value="103052">
                <text:p>10305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9:37:33</text:p>
              </table:table-cell>
              <table:table-cell office:value-type="float" office:value="0.041571">
                <text:p>0.041571</text:p>
              </table:table-cell>
              <table:table-cell office:value-type="float" office:value="0.016181">
                <text:p>0.016181</text:p>
              </table:table-cell>
              <table:table-cell office:value-type="float" office:value="0">
                <text:p>0</text:p>
              </table:table-cell>
              <table:table-cell office:value-type="float" office:value="76842">
                <text:p>7684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09:37:34</text:p>
              </table:table-cell>
              <table:table-cell office:value-type="float" office:value="0.262735">
                <text:p>0.262735</text:p>
              </table:table-cell>
              <table:table-cell office:value-type="float" office:value="0.079135">
                <text:p>0.079135</text:p>
              </table:table-cell>
              <table:table-cell office:value-type="float" office:value="0">
                <text:p>0</text:p>
              </table:table-cell>
              <table:table-cell office:value-type="float" office:value="146965">
                <text:p>14696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09:37:35</text:p>
              </table:table-cell>
              <table:table-cell office:value-type="float" office:value="0.110371">
                <text:p>0.110371</text:p>
              </table:table-cell>
              <table:table-cell office:value-type="float" office:value="0.026046">
                <text:p>0.026046</text:p>
              </table:table-cell>
              <table:table-cell office:value-type="float" office:value="0">
                <text:p>0</text:p>
              </table:table-cell>
              <table:table-cell office:value-type="float" office:value="65311">
                <text:p>6531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09:37:36</text:p>
              </table:table-cell>
              <table:table-cell office:value-type="float" office:value="0.024491">
                <text:p>0.024491</text:p>
              </table:table-cell>
              <table:table-cell office:value-type="float" office:value="0.007917">
                <text:p>0.007917</text:p>
              </table:table-cell>
              <table:table-cell office:value-type="float" office:value="0">
                <text:p>0</text:p>
              </table:table-cell>
              <table:table-cell office:value-type="float" office:value="54573">
                <text:p>5457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9:37:37</text:p>
              </table:table-cell>
              <table:table-cell office:value-type="float" office:value="0.138262">
                <text:p>0.138262</text:p>
              </table:table-cell>
              <table:table-cell office:value-type="float" office:value="0.069617">
                <text:p>0.069617</text:p>
              </table:table-cell>
              <table:table-cell office:value-type="float" office:value="0">
                <text:p>0</text:p>
              </table:table-cell>
              <table:table-cell office:value-type="float" office:value="134560">
                <text:p>13456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09:37:38</text:p>
              </table:table-cell>
              <table:table-cell office:value-type="float" office:value="0.35296">
                <text:p>0.35296</text:p>
              </table:table-cell>
              <table:table-cell office:value-type="float" office:value="0.059201">
                <text:p>0.059201</text:p>
              </table:table-cell>
              <table:table-cell office:value-type="float" office:value="0">
                <text:p>0</text:p>
              </table:table-cell>
              <table:table-cell office:value-type="float" office:value="83349">
                <text:p>8334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09:37:39</text:p>
              </table:table-cell>
              <table:table-cell office:value-type="float" office:value="0.1475">
                <text:p>0.1475</text:p>
              </table:table-cell>
              <table:table-cell office:value-type="float" office:value="0.012517">
                <text:p>0.012517</text:p>
              </table:table-cell>
              <table:table-cell office:value-type="float" office:value="0">
                <text:p>0</text:p>
              </table:table-cell>
              <table:table-cell office:value-type="float" office:value="34628">
                <text:p>3462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09:37:40</text:p>
              </table:table-cell>
              <table:table-cell office:value-type="float" office:value="0.061024">
                <text:p>0.061024</text:p>
              </table:table-cell>
              <table:table-cell office:value-type="float" office:value="0.018423">
                <text:p>0.018423</text:p>
              </table:table-cell>
              <table:table-cell office:value-type="float" office:value="0">
                <text:p>0</text:p>
              </table:table-cell>
              <table:table-cell office:value-type="float" office:value="72980">
                <text:p>7298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09:37:41</text:p>
              </table:table-cell>
              <table:table-cell office:value-type="float" office:value="0.091307">
                <text:p>0.091307</text:p>
              </table:table-cell>
              <table:table-cell office:value-type="float" office:value="0.025911">
                <text:p>0.025911</text:p>
              </table:table-cell>
              <table:table-cell office:value-type="float" office:value="0">
                <text:p>0</text:p>
              </table:table-cell>
              <table:table-cell office:value-type="float" office:value="85209">
                <text:p>8520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09:37:42</text:p>
              </table:table-cell>
              <table:table-cell office:value-type="float" office:value="0.046222">
                <text:p>0.046222</text:p>
              </table:table-cell>
              <table:table-cell office:value-type="float" office:value="0.016898">
                <text:p>0.016898</text:p>
              </table:table-cell>
              <table:table-cell office:value-type="float" office:value="0">
                <text:p>0</text:p>
              </table:table-cell>
              <table:table-cell office:value-type="float" office:value="68385">
                <text:p>6838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09:37:43</text:p>
              </table:table-cell>
              <table:table-cell office:value-type="float" office:value="0.137633">
                <text:p>0.137633</text:p>
              </table:table-cell>
              <table:table-cell office:value-type="float" office:value="0.034744">
                <text:p>0.034744</text:p>
              </table:table-cell>
              <table:table-cell office:value-type="float" office:value="0">
                <text:p>0</text:p>
              </table:table-cell>
              <table:table-cell office:value-type="float" office:value="93203">
                <text:p>9320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9:37:44</text:p>
              </table:table-cell>
              <table:table-cell office:value-type="float" office:value="0.099106">
                <text:p>0.099106</text:p>
              </table:table-cell>
              <table:table-cell office:value-type="float" office:value="0.026692">
                <text:p>0.026692</text:p>
              </table:table-cell>
              <table:table-cell office:value-type="float" office:value="0">
                <text:p>0</text:p>
              </table:table-cell>
              <table:table-cell office:value-type="float" office:value="83801">
                <text:p>8380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09:37:45</text:p>
              </table:table-cell>
              <table:table-cell office:value-type="float" office:value="0.140135">
                <text:p>0.140135</text:p>
              </table:table-cell>
              <table:table-cell office:value-type="float" office:value="0.028469">
                <text:p>0.028469</text:p>
              </table:table-cell>
              <table:table-cell office:value-type="float" office:value="0">
                <text:p>0</text:p>
              </table:table-cell>
              <table:table-cell office:value-type="float" office:value="74369">
                <text:p>7436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09:37:46</text:p>
              </table:table-cell>
              <table:table-cell office:value-type="float" office:value="0.182867">
                <text:p>0.182867</text:p>
              </table:table-cell>
              <table:table-cell office:value-type="float" office:value="0.056224">
                <text:p>0.056224</text:p>
              </table:table-cell>
              <table:table-cell office:value-type="float" office:value="0">
                <text:p>0</text:p>
              </table:table-cell>
              <table:table-cell office:value-type="float" office:value="104473">
                <text:p>10447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47</text:p>
              </table:table-cell>
              <table:table-cell office:value-type="float" office:value="0.279429">
                <text:p>0.279429</text:p>
              </table:table-cell>
              <table:table-cell office:value-type="float" office:value="0.052235">
                <text:p>0.052235</text:p>
              </table:table-cell>
              <table:table-cell office:value-type="float" office:value="0">
                <text:p>0</text:p>
              </table:table-cell>
              <table:table-cell office:value-type="float" office:value="92594">
                <text:p>92594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48</text:p>
              </table:table-cell>
              <table:table-cell office:value-type="float" office:value="0.185451">
                <text:p>0.185451</text:p>
              </table:table-cell>
              <table:table-cell office:value-type="float" office:value="0.057709">
                <text:p>0.057709</text:p>
              </table:table-cell>
              <table:table-cell office:value-type="float" office:value="0">
                <text:p>0</text:p>
              </table:table-cell>
              <table:table-cell office:value-type="float" office:value="84419">
                <text:p>8441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49</text:p>
              </table:table-cell>
              <table:table-cell office:value-type="float" office:value="0.146776">
                <text:p>0.146776</text:p>
              </table:table-cell>
              <table:table-cell office:value-type="float" office:value="0.037929">
                <text:p>0.037929</text:p>
              </table:table-cell>
              <table:table-cell office:value-type="float" office:value="0">
                <text:p>0</text:p>
              </table:table-cell>
              <table:table-cell office:value-type="float" office:value="80675">
                <text:p>8067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09:37:50</text:p>
              </table:table-cell>
              <table:table-cell office:value-type="float" office:value="0.241379">
                <text:p>0.241379</text:p>
              </table:table-cell>
              <table:table-cell office:value-type="float" office:value="0.070299">
                <text:p>0.070299</text:p>
              </table:table-cell>
              <table:table-cell office:value-type="float" office:value="0">
                <text:p>0</text:p>
              </table:table-cell>
              <table:table-cell office:value-type="float" office:value="113255">
                <text:p>11325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09:37:51</text:p>
              </table:table-cell>
              <table:table-cell office:value-type="float" office:value="0.390679">
                <text:p>0.390679</text:p>
              </table:table-cell>
              <table:table-cell office:value-type="float" office:value="0.04038">
                <text:p>0.04038</text:p>
              </table:table-cell>
              <table:table-cell office:value-type="float" office:value="0">
                <text:p>0</text:p>
              </table:table-cell>
              <table:table-cell office:value-type="float" office:value="54557">
                <text:p>5455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9:37:52</text:p>
              </table:table-cell>
              <table:table-cell office:value-type="float" office:value="0.468307">
                <text:p>0.468307</text:p>
              </table:table-cell>
              <table:table-cell office:value-type="float" office:value="0.118565">
                <text:p>0.118565</text:p>
              </table:table-cell>
              <table:table-cell office:value-type="float" office:value="0">
                <text:p>0</text:p>
              </table:table-cell>
              <table:table-cell office:value-type="float" office:value="147058">
                <text:p>14705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09:37:53</text:p>
              </table:table-cell>
              <table:table-cell office:value-type="float" office:value="6.652533">
                <text:p>6.652533</text:p>
              </table:table-cell>
              <table:table-cell office:value-type="float" office:value="0.150598">
                <text:p>0.150598</text:p>
              </table:table-cell>
              <table:table-cell office:value-type="float" office:value="0">
                <text:p>0</text:p>
              </table:table-cell>
              <table:table-cell office:value-type="float" office:value="116381">
                <text:p>11638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09:37:54</text:p>
              </table:table-cell>
              <table:table-cell office:value-type="float" office:value="10.875358">
                <text:p>10.875358</text:p>
              </table:table-cell>
              <table:table-cell office:value-type="float" office:value="0.220589">
                <text:p>0.220589</text:p>
              </table:table-cell>
              <table:table-cell office:value-type="float" office:value="0">
                <text:p>0</text:p>
              </table:table-cell>
              <table:table-cell office:value-type="float" office:value="166914">
                <text:p>16691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09:37:55</text:p>
              </table:table-cell>
              <table:table-cell office:value-type="float" office:value="14.39093">
                <text:p>14.39093</text:p>
              </table:table-cell>
              <table:table-cell office:value-type="float" office:value="0.097098">
                <text:p>0.097098</text:p>
              </table:table-cell>
              <table:table-cell office:value-type="float" office:value="0">
                <text:p>0</text:p>
              </table:table-cell>
              <table:table-cell office:value-type="float" office:value="76850">
                <text:p>76850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09:37:56</text:p>
              </table:table-cell>
              <table:table-cell office:value-type="float" office:value="14.485942">
                <text:p>14.485942</text:p>
              </table:table-cell>
              <table:table-cell office:value-type="float" office:value="0.057821">
                <text:p>0.057821</text:p>
              </table:table-cell>
              <table:table-cell office:value-type="float" office:value="0">
                <text:p>0</text:p>
              </table:table-cell>
              <table:table-cell office:value-type="float" office:value="40925">
                <text:p>4092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09:37:57</text:p>
              </table:table-cell>
              <table:table-cell office:value-type="float" office:value="14.891189">
                <text:p>14.891189</text:p>
              </table:table-cell>
              <table:table-cell office:value-type="float" office:value="0.056401">
                <text:p>0.056401</text:p>
              </table:table-cell>
              <table:table-cell office:value-type="float" office:value="0">
                <text:p>0</text:p>
              </table:table-cell>
              <table:table-cell office:value-type="float" office:value="58065">
                <text:p>5806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09:37:58</text:p>
              </table:table-cell>
              <table:table-cell office:value-type="float" office:value="14.174558">
                <text:p>14.174558</text:p>
              </table:table-cell>
              <table:table-cell office:value-type="float" office:value="0.013222">
                <text:p>0.013222</text:p>
              </table:table-cell>
              <table:table-cell office:value-type="float" office:value="0">
                <text:p>0</text:p>
              </table:table-cell>
              <table:table-cell office:value-type="float" office:value="30378">
                <text:p>3037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09:37:59</text:p>
              </table:table-cell>
              <table:table-cell office:value-type="float" office:value="13.095072">
                <text:p>13.095072</text:p>
              </table:table-cell>
              <table:table-cell office:value-type="float" office:value="0.004246">
                <text:p>0.004246</text:p>
              </table:table-cell>
              <table:table-cell office:value-type="float" office:value="0">
                <text:p>0</text:p>
              </table:table-cell>
              <table:table-cell office:value-type="float" office:value="27260">
                <text:p>2726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09:38:00</text:p>
              </table:table-cell>
              <table:table-cell office:value-type="float" office:value="18.679879">
                <text:p>18.679879</text:p>
              </table:table-cell>
              <table:table-cell office:value-type="float" office:value="0.200316">
                <text:p>0.200316</text:p>
              </table:table-cell>
              <table:table-cell office:value-type="float" office:value="0">
                <text:p>0</text:p>
              </table:table-cell>
              <table:table-cell office:value-type="float" office:value="649778">
                <text:p>64977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09:38:01</text:p>
              </table:table-cell>
              <table:table-cell office:value-type="float" office:value="28.710948">
                <text:p>28.710948</text:p>
              </table:table-cell>
              <table:table-cell office:value-type="float" office:value="0.085637">
                <text:p>0.085637</text:p>
              </table:table-cell>
              <table:table-cell office:value-type="float" office:value="0">
                <text:p>0</text:p>
              </table:table-cell>
              <table:table-cell office:value-type="float" office:value="393377">
                <text:p>39337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09:38:02</text:p>
              </table:table-cell>
              <table:table-cell office:value-type="float" office:value="26.272396">
                <text:p>26.272396</text:p>
              </table:table-cell>
              <table:table-cell office:value-type="float" office:value="0.005899">
                <text:p>0.005899</text:p>
              </table:table-cell>
              <table:table-cell office:value-type="float" office:value="0">
                <text:p>0</text:p>
              </table:table-cell>
              <table:table-cell office:value-type="float" office:value="22039">
                <text:p>2203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3</text:p>
              </table:table-cell>
              <table:table-cell office:value-type="float" office:value="20.115619">
                <text:p>20.115619</text:p>
              </table:table-cell>
              <table:table-cell office:value-type="float" office:value="0.067617">
                <text:p>0.067617</text:p>
              </table:table-cell>
              <table:table-cell office:value-type="float" office:value="0">
                <text:p>0</text:p>
              </table:table-cell>
              <table:table-cell office:value-type="float" office:value="12016">
                <text:p>1201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4</text:p>
              </table:table-cell>
              <table:table-cell office:value-type="float" office:value="26.927887">
                <text:p>26.927887</text:p>
              </table:table-cell>
              <table:table-cell office:value-type="float" office:value="0.002749">
                <text:p>0.002749</text:p>
              </table:table-cell>
              <table:table-cell office:value-type="float" office:value="0">
                <text:p>0</text:p>
              </table:table-cell>
              <table:table-cell office:value-type="float" office:value="12194">
                <text:p>1219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5</text:p>
              </table:table-cell>
              <table:table-cell office:value-type="float" office:value="22.006178">
                <text:p>22.006178</text:p>
              </table:table-cell>
              <table:table-cell office:value-type="float" office:value="0.065053">
                <text:p>0.065053</text:p>
              </table:table-cell>
              <table:table-cell office:value-type="float" office:value="0">
                <text:p>0</text:p>
              </table:table-cell>
              <table:table-cell office:value-type="float" office:value="15839">
                <text:p>1583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6</text:p>
              </table:table-cell>
              <table:table-cell office:value-type="float" office:value="19.95692">
                <text:p>19.95692</text:p>
              </table:table-cell>
              <table:table-cell office:value-type="float" office:value="0.014338">
                <text:p>0.014338</text:p>
              </table:table-cell>
              <table:table-cell office:value-type="float" office:value="0">
                <text:p>0</text:p>
              </table:table-cell>
              <table:table-cell office:value-type="float" office:value="32966">
                <text:p>329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09:38:07</text:p>
              </table:table-cell>
              <table:table-cell office:value-type="float" office:value="21.131309">
                <text:p>21.131309</text:p>
              </table:table-cell>
              <table:table-cell office:value-type="float" office:value="0.005226">
                <text:p>0.005226</text:p>
              </table:table-cell>
              <table:table-cell office:value-type="float" office:value="0">
                <text:p>0</text:p>
              </table:table-cell>
              <table:table-cell office:value-type="float" office:value="23609">
                <text:p>2360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8</text:p>
              </table:table-cell>
              <table:table-cell office:value-type="float" office:value="24.470302">
                <text:p>24.470302</text:p>
              </table:table-cell>
              <table:table-cell office:value-type="float" office:value="0.012934">
                <text:p>0.012934</text:p>
              </table:table-cell>
              <table:table-cell office:value-type="float" office:value="0">
                <text:p>0</text:p>
              </table:table-cell>
              <table:table-cell office:value-type="float" office:value="51654">
                <text:p>5165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09</text:p>
              </table:table-cell>
              <table:table-cell office:value-type="float" office:value="22.815934">
                <text:p>22.815934</text:p>
              </table:table-cell>
              <table:table-cell office:value-type="float" office:value="0.004764">
                <text:p>0.004764</text:p>
              </table:table-cell>
              <table:table-cell office:value-type="float" office:value="0">
                <text:p>0</text:p>
              </table:table-cell>
              <table:table-cell office:value-type="float" office:value="25578">
                <text:p>2557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09:38:10</text:p>
              </table:table-cell>
              <table:table-cell office:value-type="float" office:value="21.97884">
                <text:p>21.97884</text:p>
              </table:table-cell>
              <table:table-cell office:value-type="float" office:value="0.00753">
                <text:p>0.00753</text:p>
              </table:table-cell>
              <table:table-cell office:value-type="float" office:value="0">
                <text:p>0</text:p>
              </table:table-cell>
              <table:table-cell office:value-type="float" office:value="27651">
                <text:p>2765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09:38:11</text:p>
              </table:table-cell>
              <table:table-cell office:value-type="float" office:value="20.897083">
                <text:p>20.897083</text:p>
              </table:table-cell>
              <table:table-cell office:value-type="float" office:value="0.017348">
                <text:p>0.017348</text:p>
              </table:table-cell>
              <table:table-cell office:value-type="float" office:value="0">
                <text:p>0</text:p>
              </table:table-cell>
              <table:table-cell office:value-type="float" office:value="21336">
                <text:p>2133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12</text:p>
              </table:table-cell>
              <table:table-cell office:value-type="float" office:value="22.956112">
                <text:p>22.956112</text:p>
              </table:table-cell>
              <table:table-cell office:value-type="float" office:value="0.028585">
                <text:p>0.028585</text:p>
              </table:table-cell>
              <table:table-cell office:value-type="float" office:value="0">
                <text:p>0</text:p>
              </table:table-cell>
              <table:table-cell office:value-type="float" office:value="14522">
                <text:p>1452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13</text:p>
              </table:table-cell>
              <table:table-cell office:value-type="float" office:value="25.672948">
                <text:p>25.672948</text:p>
              </table:table-cell>
              <table:table-cell office:value-type="float" office:value="0.004109">
                <text:p>0.004109</text:p>
              </table:table-cell>
              <table:table-cell office:value-type="float" office:value="0">
                <text:p>0</text:p>
              </table:table-cell>
              <table:table-cell office:value-type="float" office:value="13836">
                <text:p>1383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09:38:14</text:p>
              </table:table-cell>
              <table:table-cell office:value-type="float" office:value="18.607582">
                <text:p>18.607582</text:p>
              </table:table-cell>
              <table:table-cell office:value-type="float" office:value="0.023044">
                <text:p>0.023044</text:p>
              </table:table-cell>
              <table:table-cell office:value-type="float" office:value="0">
                <text:p>0</text:p>
              </table:table-cell>
              <table:table-cell office:value-type="float" office:value="16610">
                <text:p>1661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09:38:15</text:p>
              </table:table-cell>
              <table:table-cell office:value-type="float" office:value="12.932013">
                <text:p>12.932013</text:p>
              </table:table-cell>
              <table:table-cell office:value-type="float" office:value="0.001714">
                <text:p>0.001714</text:p>
              </table:table-cell>
              <table:table-cell office:value-type="float" office:value="0">
                <text:p>0</text:p>
              </table:table-cell>
              <table:table-cell office:value-type="float" office:value="3657">
                <text:p>36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09:38:16</text:p>
              </table:table-cell>
              <table:table-cell office:value-type="float" office:value="12.781541">
                <text:p>12.781541</text:p>
              </table:table-cell>
              <table:table-cell office:value-type="float" office:value="0.000188">
                <text:p>0.000188</text:p>
              </table:table-cell>
              <table:table-cell office:value-type="float" office:value="0">
                <text:p>0</text:p>
              </table:table-cell>
              <table:table-cell office:value-type="float" office:value="2814">
                <text:p>28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09:38:17</text:p>
              </table:table-cell>
              <table:table-cell office:value-type="float" office:value="12.611026">
                <text:p>12.611026</text:p>
              </table:table-cell>
              <table:table-cell office:value-type="float" office:value="0.006242">
                <text:p>0.006242</text:p>
              </table:table-cell>
              <table:table-cell office:value-type="float" office:value="0">
                <text:p>0</text:p>
              </table:table-cell>
              <table:table-cell office:value-type="float" office:value="8596">
                <text:p>85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9:38:18</text:p>
              </table:table-cell>
              <table:table-cell office:value-type="float" office:value="11.964276">
                <text:p>11.964276</text:p>
              </table:table-cell>
              <table:table-cell office:value-type="float" office:value="0.005431">
                <text:p>0.005431</text:p>
              </table:table-cell>
              <table:table-cell office:value-type="float" office:value="0">
                <text:p>0</text:p>
              </table:table-cell>
              <table:table-cell office:value-type="float" office:value="26505">
                <text:p>265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09:38:19</text:p>
              </table:table-cell>
              <table:table-cell office:value-type="float" office:value="14.6633">
                <text:p>14.6633</text:p>
              </table:table-cell>
              <table:table-cell office:value-type="float" office:value="0.002748">
                <text:p>0.002748</text:p>
              </table:table-cell>
              <table:table-cell office:value-type="float" office:value="0">
                <text:p>0</text:p>
              </table:table-cell>
              <table:table-cell office:value-type="float" office:value="40980">
                <text:p>409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9:38:20</text:p>
              </table:table-cell>
              <table:table-cell office:value-type="float" office:value="14.044248">
                <text:p>14.044248</text:p>
              </table:table-cell>
              <table:table-cell office:value-type="float" office:value="0.049648">
                <text:p>0.049648</text:p>
              </table:table-cell>
              <table:table-cell office:value-type="float" office:value="0">
                <text:p>0</text:p>
              </table:table-cell>
              <table:table-cell office:value-type="float" office:value="136144">
                <text:p>136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9:38:21</text:p>
              </table:table-cell>
              <table:table-cell office:value-type="float" office:value="10.184502">
                <text:p>10.184502</text:p>
              </table:table-cell>
              <table:table-cell office:value-type="float" office:value="0.000034">
                <text:p>0.00003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9:38:22</text:p>
              </table:table-cell>
              <table:table-cell office:value-type="float" office:value="12.210841">
                <text:p>12.210841</text:p>
              </table:table-cell>
              <table:table-cell office:value-type="float" office:value="5.367834">
                <text:p>5.367834</text:p>
              </table:table-cell>
              <table:table-cell office:value-type="float" office:value="0">
                <text:p>0</text:p>
              </table:table-cell>
              <table:table-cell office:value-type="float" office:value="79944">
                <text:p>799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9:38:27</text:p>
              </table:table-cell>
              <table:table-cell office:value-type="float" office:value="26.442584">
                <text:p>26.442584</text:p>
              </table:table-cell>
              <table:table-cell office:value-type="float" office:value="0.653679">
                <text:p>0.653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9:38:50</text:p>
              </table:table-cell>
              <table:table-cell office:value-type="float" office:value="10.386779">
                <text:p>10.386779</text:p>
              </table:table-cell>
              <table:table-cell office:value-type="float" office:value="75.008426">
                <text:p>75.008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